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9" style:family="table">
      <style:table-properties style:width="17.674cm" fo:margin-left="-0.203cm" table:align="left" style:writing-mode="lr-tb"/>
    </style:style>
    <style:style style:name="Tabla9.A" style:family="table-column">
      <style:table-column-properties style:column-width="2.99cm"/>
    </style:style>
    <style:style style:name="Tabla9.B" style:family="table-column">
      <style:table-column-properties style:column-width="3.106cm"/>
    </style:style>
    <style:style style:name="Tabla9.C" style:family="table-column">
      <style:table-column-properties style:column-width="6.604cm"/>
    </style:style>
    <style:style style:name="Tabla9.D" style:family="table-column">
      <style:table-column-properties style:column-width="4.974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 style:family="table-cell">
      <style:table-cell-properties style:vertical-align="top" fo:padding-left="0.191cm" fo:padding-right="0.191cm" fo:padding-top="0cm" fo:padding-bottom="0cm" fo:border="0.5pt solid #000000" style:writing-mode="lr-tb"/>
    </style:style>
    <style:style style:name="Tabla9.B2" style:family="table-cell" style:data-style-name="N10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B6" style:family="table-cell" style:data-style-name="N100">
      <style:table-cell-properties style:vertical-align="top" fo:padding-left="0.191cm" fo:padding-right="0.191cm" fo:padding-top="0cm" fo:padding-bottom="0cm" fo:border-left="0.5pt solid #000000" fo:border-right="none" fo:border-top="none"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4.039cm" fo:margin-left="1.224cm" fo:margin-right="2.327cm" table:align="margins" style:writing-mode="lr-tb"/>
    </style:style>
    <style:style style:name="Tabla2.A" style:family="table-column">
      <style:table-column-properties style:column-width="4.75cm" style:rel-column-width="22174*"/>
    </style:style>
    <style:style style:name="Tabla2.B" style:family="table-column">
      <style:table-column-properties style:column-width="9.289cm" style:rel-column-width="43361*"/>
    </style:style>
    <style:style style:name="Tabla2.1" style:family="table-row">
      <style:table-row-properties fo:keep-together="auto"/>
    </style:style>
    <style:style style:name="Tabla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2.B1" style:family="table-cell">
      <style:table-cell-properties style:vertical-align="top" fo:background-color="transparent" fo:padding="0.097cm" fo:border="0.05pt solid #000000" style:writing-mode="lr-tb">
        <style:background-image/>
      </style:table-cell-properties>
    </style:style>
    <style:style style:name="Tabla2.A2" style:family="table-cell">
      <style:table-cell-properties style:vertical-align="top" fo:background-color="#cccccc"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10" style:family="table">
      <style:table-properties style:width="14.039cm" fo:margin-left="1.224cm" fo:margin-right="2.327cm" table:align="margins" style:writing-mode="lr-tb"/>
    </style:style>
    <style:style style:name="Tabla10.A" style:family="table-column">
      <style:table-column-properties style:column-width="4.75cm" style:rel-column-width="22174*"/>
    </style:style>
    <style:style style:name="Tabla10.B" style:family="table-column">
      <style:table-column-properties style:column-width="9.289cm" style:rel-column-width="43361*"/>
    </style:style>
    <style:style style:name="Tabla10.1" style:family="table-row">
      <style:table-row-properties fo:keep-together="auto"/>
    </style:style>
    <style:style style:name="Tabla1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10.B1" style:family="table-cell">
      <style:table-cell-properties style:vertical-align="top" fo:background-color="transparent" fo:padding="0.097cm" fo:border="0.05pt solid #000000" style:writing-mode="lr-tb">
        <style:background-image/>
      </style:table-cell-properties>
    </style:style>
    <style:style style:name="Tabla10.A2" style:family="table-cell">
      <style:table-cell-properties style:vertical-align="top" fo:background-color="#cccccc" fo:padding="0.097cm" fo:border-left="0.05pt solid #000000" fo:border-right="none" fo:border-top="none" fo:border-bottom="0.05pt solid #000000" style:writing-mode="lr-tb">
        <style:background-image/>
      </style:table-cell-properties>
    </style:style>
    <style:style style:name="Tabla10.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5" style:family="table">
      <style:table-properties style:width="17.556cm" table:align="right"/>
    </style:style>
    <style:style style:name="Tabla5.A" style:family="table-column">
      <style:table-column-properties style:column-width="5.824cm"/>
    </style:style>
    <style:style style:name="Tabla5.B" style:family="table-column">
      <style:table-column-properties style:column-width="5.865cm"/>
    </style:style>
    <style:style style:name="Tabla5.C" style:family="table-column">
      <style:table-column-properties style:column-width="5.867cm"/>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B1" style:family="table-cell">
      <style:table-cell-properties fo:background-color="#cccccc" fo:padding="0.097cm" fo:border="0.05pt solid #000000">
        <style:background-image/>
      </style:table-cell-properties>
    </style:style>
    <style:style style:name="Tabla5.A2" style:family="table-cell">
      <style:table-cell-properties fo:background-color="transparent" fo:padding="0.097cm" fo:border-left="0.05pt solid #000000" fo:border-right="none" fo:border-top="none" fo:border-bottom="0.05pt solid #000000">
        <style:background-image/>
      </style:table-cell-properties>
    </style:style>
    <style:style style:name="Tabla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5.863cm" style:rel-column-width="21845*"/>
    </style:style>
    <style:style style:name="Tabla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1.B1" style:family="table-cell">
      <style:table-cell-properties fo:background-color="#cccccc" fo:padding="0.097cm" fo:border="0.05pt solid #000000">
        <style:background-image/>
      </style:table-cell-properties>
    </style:style>
    <style:style style:name="Tabla11.A2" style:family="table-cell">
      <style:table-cell-properties fo:background-color="transparent" fo:padding="0.097cm" fo:border-left="0.05pt solid #000000" fo:border-right="none" fo:border-top="none" fo:border-bottom="0.05pt solid #000000">
        <style:background-image/>
      </style:table-cell-properties>
    </style:style>
    <style:style style:name="Tabla1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 style:family="table">
      <style:table-properties style:width="17.59cm" table:align="margins"/>
    </style:style>
    <style:style style:name="Tabla1.A" style:family="table-column">
      <style:table-column-properties style:column-width="4.561cm" style:rel-column-width="16994*"/>
    </style:style>
    <style:style style:name="Tabla1.B" style:family="table-column">
      <style:table-column-properties style:column-width="13.028cm" style:rel-column-width="48541*"/>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cc" fo:padding="0.097cm" fo:border="0.05pt solid #000000">
        <style:background-image/>
      </style:table-cell-properties>
    </style:style>
    <style:style style:name="Tabla1.A2" style:family="table-cell">
      <style:table-cell-properties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4.561cm" style:rel-column-width="16994*"/>
    </style:style>
    <style:style style:name="Tabla6.B" style:family="table-column">
      <style:table-column-properties style:column-width="13.028cm" style:rel-column-width="48541*"/>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B1" style:family="table-cell">
      <style:table-cell-properties fo:background-color="#cccccc" fo:padding="0.097cm" fo:border="0.05pt solid #000000">
        <style:background-image/>
      </style:table-cell-properties>
    </style:style>
    <style:style style:name="Tabla6.A2" style:family="table-cell">
      <style:table-cell-properties fo:background-color="transparent" fo:padding="0.097cm" fo:border-left="0.05pt solid #000000" fo:border-right="none" fo:border-top="none" fo:border-bottom="0.05pt solid #000000">
        <style:background-image/>
      </style:table-cell-properties>
    </style:style>
    <style:style style:name="Tabla6.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4.561cm" style:rel-column-width="16994*"/>
    </style:style>
    <style:style style:name="Tabla12.B" style:family="table-column">
      <style:table-column-properties style:column-width="13.028cm" style:rel-column-width="48541*"/>
    </style:style>
    <style:style style:name="Tabla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fo:background-color="#cccccc" fo:padding="0.097cm" fo:border="0.05pt solid #000000">
        <style:background-image/>
      </style:table-cell-properties>
    </style:style>
    <style:style style:name="Tabla12.A2" style:family="table-cell">
      <style:table-cell-properties fo:background-color="transparent" fo:padding="0.097cm" fo:border-left="0.05pt solid #000000" fo:border-right="none" fo:border-top="none" fo:border-bottom="0.05pt solid #000000">
        <style:background-image/>
      </style:table-cell-properties>
    </style:style>
    <style:style style:name="Tabla1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 style:family="table">
      <style:table-properties style:width="17.159cm" fo:margin-left="0.231cm" fo:margin-right="0.199cm" table:align="margins" style:writing-mode="lr-tb"/>
    </style:style>
    <style:style style:name="Tabla3.A" style:family="table-column">
      <style:table-column-properties style:column-width="6.415cm" style:rel-column-width="24501*"/>
    </style:style>
    <style:style style:name="Tabla3.B" style:family="table-column">
      <style:table-column-properties style:column-width="10.744cm" style:rel-column-width="41034*"/>
    </style:style>
    <style:style style:name="Tabla3.1" style:family="table-row">
      <style:table-row-properties fo:keep-together="always"/>
    </style:style>
    <style:style style:name="Tabla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3.B1" style:family="table-cell">
      <style:table-cell-properties style:vertical-align="top" fo:background-color="#cccccc" fo:padding="0.097cm" fo:border="0.05pt solid #000000" style:writing-mode="lr-tb">
        <style:background-image/>
      </style:table-cell-properties>
    </style:style>
    <style:style style:name="Tabla3.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3.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4" style:family="table">
      <style:table-properties style:width="17.833cm" fo:margin-left="-0.199cm" table:align="left" style:writing-mode="lr-tb"/>
    </style:style>
    <style:style style:name="Tabla4.A" style:family="table-column">
      <style:table-column-properties style:column-width="2.566cm"/>
    </style:style>
    <style:style style:name="Tabla4.B" style:family="table-column">
      <style:table-column-properties style:column-width="8.07cm"/>
    </style:style>
    <style:style style:name="Tabla4.C" style:family="table-column">
      <style:table-column-properties style:column-width="7.197cm"/>
    </style:style>
    <style:style style:name="Tabla4.1" style:family="table-row">
      <style:table-row-properties fo:keep-together="auto"/>
    </style:style>
    <style:style style:name="Tabla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4.B1" style:family="table-cell">
      <style:table-cell-properties style:vertical-align="top" fo:background-color="#cccccc" fo:padding="0.097cm" fo:border="0.05pt solid #000000" style:writing-mode="lr-tb">
        <style:background-image/>
      </style:table-cell-properties>
    </style:style>
    <style:style style:name="Tabla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4.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margin-left="0cm" fo:margin-right="1cm" fo:text-indent="0cm" style:auto-text-indent="false"/>
    </style:style>
    <style:style style:name="P2" style:family="paragraph" style:parent-style-name="Standard">
      <style:paragraph-properties fo:margin-left="0cm" fo:margin-right="1cm" fo:text-indent="0cm" style:auto-text-indent="false"/>
    </style:style>
    <style:style style:name="P3" style:family="paragraph" style:parent-style-name="Footer">
      <style:paragraph-properties fo:margin-left="0cm" fo:margin-right="1cm" fo:text-indent="0cm" style:auto-text-indent="false"/>
    </style:style>
    <style:style style:name="P4" style:family="paragraph" style:parent-style-name="Normal_20_sangrado">
      <style:paragraph-properties fo:margin-left="0cm" fo:margin-right="1cm" fo:text-indent="0cm" style:auto-text-indent="false"/>
    </style:style>
    <style:style style:name="P5" style:family="paragraph" style:parent-style-name="Text_20_body">
      <style:paragraph-properties fo:margin-left="0cm" fo:margin-right="1cm" fo:text-indent="0cm" style:auto-text-indent="false"/>
    </style:style>
    <style:style style:name="P6" style:family="paragraph" style:parent-style-name="Text_20_body">
      <style:paragraph-properties fo:margin-left="0cm" fo:margin-right="1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Footer">
      <style:paragraph-properties fo:margin-left="0cm" fo:margin-right="0.159cm" fo:text-align="end" style:justify-single-word="false" fo:text-indent="0cm" style:auto-text-indent="false">
        <style:tab-stops>
          <style:tab-stop style:position="17.59cm" style:type="right"/>
        </style:tab-stops>
      </style:paragraph-properties>
    </style:style>
    <style:style style:name="P8" style:family="paragraph" style:parent-style-name="Footer">
      <style:paragraph-properties fo:margin-left="0.026cm" fo:margin-right="0cm" fo:text-align="center" style:justify-single-word="false" fo:text-indent="0cm" style:auto-text-indent="false"/>
    </style:style>
    <style:style style:name="P9" style:family="paragraph" style:parent-style-name="Footer">
      <style:paragraph-properties fo:text-align="end" style:justify-single-word="false"/>
    </style:style>
    <style:style style:name="P10" style:family="paragraph" style:parent-style-name="Footer">
      <style:paragraph-properties fo:text-align="start" style:justify-single-word="false"/>
    </style:style>
    <style:style style:name="P11" style:family="paragraph" style:parent-style-name="Footer">
      <style:paragraph-properties fo:text-align="center" style:justify-single-word="false"/>
    </style:style>
    <style:style style:name="P12" style:family="paragraph" style:parent-style-name="Standard">
      <style:paragraph-properties fo:text-align="end" style:justify-single-word="false"/>
      <style:text-properties fo:font-size="26pt" style:font-size-asian="26pt" style:font-size-complex="26pt"/>
    </style:style>
    <style:style style:name="P13" style:family="paragraph" style:parent-style-name="Standard">
      <style:paragraph-properties fo:text-align="end" style:justify-single-word="false"/>
      <style:text-properties style:font-name="arial1" fo:font-size="26pt" style:font-size-asian="26pt" style:font-size-complex="26pt"/>
    </style:style>
    <style:style style:name="P14" style:family="paragraph" style:parent-style-name="Standard">
      <style:paragraph-properties fo:text-align="end" style:justify-single-word="false"/>
      <style:text-properties style:font-name="arial1"/>
    </style:style>
    <style:style style:name="P15" style:family="paragraph" style:parent-style-name="Standard">
      <style:paragraph-properties fo:text-align="end" style:justify-single-word="false"/>
      <style:text-properties style:font-name="arial1" fo:font-size="20pt" style:font-size-asian="20pt" style:font-size-complex="20pt"/>
    </style:style>
    <style:style style:name="P16" style:family="paragraph" style:parent-style-name="Standard">
      <style:text-properties fo:language="es" fo:country="MX"/>
    </style:style>
    <style:style style:name="P17" style:family="paragraph" style:parent-style-name="Standard">
      <style:paragraph-properties fo:text-align="justify" style:justify-single-word="false"/>
      <style:text-properties fo:language="es" fo:country="MX"/>
    </style:style>
    <style:style style:name="P18" style:family="paragraph" style:parent-style-name="Standard">
      <style:text-properties style:font-name="Arial" fo:font-weight="normal" style:font-weight-asian="normal" style:font-weight-complex="normal"/>
    </style:style>
    <style:style style:name="P19" style:family="paragraph" style:parent-style-name="Standard">
      <style:paragraph-properties fo:orphans="2" fo:widows="2"/>
      <style:text-properties fo:language="en" fo:country="AU"/>
    </style:style>
    <style:style style:name="P20" style:family="paragraph" style:parent-style-name="Standard">
      <style:text-properties fo:language="en" fo:country="US"/>
    </style:style>
    <style:style style:name="P21" style:family="paragraph" style:parent-style-name="Standard">
      <style:text-properties officeooo:rsid="00277d9f" officeooo:paragraph-rsid="00277d9f"/>
    </style:style>
    <style:style style:name="P22" style:family="paragraph" style:parent-style-name="Standard">
      <style:text-properties officeooo:rsid="002c3bba" officeooo:paragraph-rsid="002c3bba"/>
    </style:style>
    <style:style style:name="P23" style:family="paragraph" style:parent-style-name="Standard">
      <style:paragraph-properties fo:margin-left="0cm" fo:margin-right="0cm" fo:text-indent="0cm" style:auto-text-indent="false"/>
    </style:style>
    <style:style style:name="P24" style:family="paragraph" style:parent-style-name="Tabletext">
      <style:paragraph-properties fo:margin-left="0cm" fo:margin-right="0cm" fo:text-align="center" style:justify-single-word="false" fo:text-indent="0cm" style:auto-text-indent="false" style:snap-to-layout-grid="false"/>
      <style:text-properties fo:font-weight="bold" style:font-weight-asian="bold"/>
    </style:style>
    <style:style style:name="P25" style:family="paragraph" style:parent-style-name="Tabletext">
      <style:paragraph-properties fo:margin-left="0cm" fo:margin-right="0cm" fo:text-indent="0cm" style:auto-text-indent="false" style:snap-to-layout-grid="false"/>
    </style:style>
    <style:style style:name="P26" style:family="paragraph" style:parent-style-name="InfoBlue">
      <style:paragraph-properties fo:margin-left="0cm" fo:margin-right="0cm" fo:margin-top="0cm" fo:margin-bottom="0.212cm" loext:contextual-spacing="false"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officeooo:rsid="002c3bba" officeooo:paragraph-rsid="002c3bba"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style:font-size-asian="10.5pt"/>
    </style:style>
    <style:style style:name="P28"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officeooo:rsid="00201344" officeooo:paragraph-rsid="00201344" style:font-size-asian="10.5pt"/>
    </style:style>
    <style:style style:name="P29"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officeooo:rsid="002407bb" officeooo:paragraph-rsid="002407bb" style:font-size-asian="10.5pt"/>
    </style:style>
    <style:style style:name="P30"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83095" officeooo:paragraph-rsid="0028309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margin-left="0cm" fo:margin-right="0cm" fo:text-align="start"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7f98" officeooo:paragraph-rsid="002a7f9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bold" officeooo:rsid="002c3bba" officeooo:paragraph-rsid="002c3bba"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left="0cm" fo:margin-right="0cm" fo:text-align="center"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a7f98" officeooo:paragraph-rsid="002a7f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becd4" officeooo:paragraph-rsid="002becd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bff9d"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margin-left="1.27cm" fo:margin-right="0cm" fo:text-indent="0cm" style:auto-text-indent="false"/>
    </style:style>
    <style:style style:name="P45" style:family="paragraph" style:parent-style-name="Standard">
      <style:paragraph-properties fo:margin-left="1.27cm" fo:margin-right="0cm" fo:text-indent="0cm" style:auto-text-indent="false"/>
      <style:text-properties fo:language="es" fo:country="ES"/>
    </style:style>
    <style:style style:name="P46" style:family="paragraph" style:parent-style-name="Standard">
      <style:paragraph-properties fo:margin-left="1.016cm" fo:margin-right="0cm" fo:margin-top="0.212cm" fo:margin-bottom="0.106cm" loext:contextual-spacing="false" fo:text-indent="-1.016cm" style:auto-text-indent="false"/>
      <style:text-properties style:font-name="Arial" fo:font-weight="bold" style:font-weight-asian="bold"/>
    </style:style>
    <style:style style:name="P47" style:family="paragraph" style:parent-style-name="Standard">
      <style:paragraph-properties fo:margin-left="0cm" fo:margin-right="0cm" fo:text-indent="1.27cm" style:auto-text-indent="false"/>
      <style:text-properties fo:language="es" fo:country="MX"/>
    </style:style>
    <style:style style:name="P48" style:family="paragraph" style:parent-style-name="ÉnfasisIntenso">
      <style:text-properties fo:language="es" fo:country="MX"/>
    </style:style>
    <style:style style:name="P49" style:family="paragraph" style:parent-style-name="Tabletext">
      <style:paragraph-properties fo:margin-left="0.021cm" fo:margin-right="0.021cm" fo:text-indent="0cm" style:auto-text-indent="false" style:snap-to-layout-grid="false"/>
    </style:style>
    <style:style style:name="P50" style:family="paragraph" style:parent-style-name="Tabletext">
      <style:paragraph-properties fo:margin-left="0.048cm" fo:margin-right="0.021cm" fo:text-indent="-0.026cm" style:auto-text-indent="false" style:snap-to-layout-grid="false">
        <style:tab-stops/>
      </style:paragraph-properties>
    </style:style>
    <style:style style:name="P51" style:family="paragraph" style:parent-style-name="Tabletext">
      <style:paragraph-properties fo:margin-left="0.048cm" fo:margin-right="0.021cm" fo:text-indent="0cm" style:auto-text-indent="false" style:snap-to-layout-grid="false"/>
    </style:style>
    <style:style style:name="P52" style:family="paragraph" style:parent-style-name="Tabletext">
      <style:paragraph-properties fo:margin-left="-0.005cm" fo:margin-right="-0.191cm" fo:text-indent="0cm" style:auto-text-indent="false" style:snap-to-layout-grid="false"/>
    </style:style>
    <style:style style:name="P53" style:family="paragraph" style:parent-style-name="Standard">
      <style:paragraph-properties fo:margin-left="1.251cm" fo:margin-right="0cm" fo:text-indent="0cm" style:auto-text-indent="false"/>
    </style:style>
    <style:style style:name="P54" style:family="paragraph" style:parent-style-name="Standard">
      <style:paragraph-properties fo:margin-left="0cm" fo:margin-right="0.127cm"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Standard">
      <style:paragraph-properties fo:margin-left="0cm" fo:margin-right="0.254cm"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InfoBlue">
      <style:paragraph-properties fo:margin-top="0cm" fo:margin-bottom="0.212cm" loext:contextual-spacing="false" fo:text-align="center" style:justify-single-word="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paragraph-properties fo:margin-left="0.127cm" fo:margin-right="0cm" fo:text-align="start" style:justify-single-word="false" fo:text-indent="0cm" style:auto-text-indent="false" fo:keep-with-next="always"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paragraph-properties fo:margin-left="0.127cm" fo:margin-right="0cm" fo:text-align="justify" style:justify-single-word="false" fo:text-indent="0cm" style:auto-text-indent="false" fo:keep-with-next="always"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paragraph-properties fo:margin-left="0.127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e2174" officeooo:paragraph-rsid="002e2174"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e2174" officeooo:paragraph-rsid="002e217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normal">
      <style:paragraph-properties fo:text-align="justify" style:justify-single-word="false"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normal">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header">
      <style:paragraph-properties fo:text-align="center" style:justify-single-word="false"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text-overline-style="none" style:text-overline-color="font-color"/>
    </style:style>
    <style:style style:name="P71" style:family="paragraph" style:parent-style-name="Standard">
      <style:text-properties officeooo:rsid="00277d9f" officeooo:paragraph-rsid="00277d9f"/>
    </style:style>
    <style:style style:name="P72" style:family="paragraph" style:parent-style-name="Standard" style:list-style-name="L1">
      <style:paragraph-properties fo:text-align="justify" style:justify-single-word="false"/>
      <style:text-properties fo:language="es" fo:country="ES"/>
    </style:style>
    <style:style style:name="P73" style:family="paragraph" style:parent-style-name="Standard" style:list-style-name="L1">
      <style:paragraph-properties fo:text-align="justify" style:justify-single-word="false"/>
      <style:text-properties fo:language="es" fo:country="ES" officeooo:rsid="00277d9f" officeooo:paragraph-rsid="00277d9f"/>
    </style:style>
    <style:style style:name="P74" style:family="paragraph" style:parent-style-name="Standard" style:list-style-name="WW8Num2"/>
    <style:style style:name="P75" style:family="paragraph" style:parent-style-name="Standard" style:list-style-name="WW8Num2">
      <style:text-properties officeooo:rsid="00283095" officeooo:paragraph-rsid="00283095"/>
    </style:style>
    <style:style style:name="P76" style:family="paragraph" style:parent-style-name="Standard">
      <style:text-properties fo:language="es" fo:country="MX" officeooo:rsid="00283095" officeooo:paragraph-rsid="00283095"/>
    </style:style>
    <style:style style:name="P77" style:family="paragraph" style:parent-style-name="Standard" style:list-style-name="L3">
      <style:text-properties fo:language="es" fo:country="MX"/>
    </style:style>
    <style:style style:name="P78" style:family="paragraph" style:parent-style-name="Standard" style:list-style-name="L4">
      <style:text-properties fo:language="es" fo:country="MX"/>
    </style:style>
    <style:style style:name="P79" style:family="paragraph" style:parent-style-name="Standard" style:list-style-name="L4">
      <style:text-properties fo:language="es" fo:country="MX" officeooo:rsid="002e2174" officeooo:paragraph-rsid="002e2174"/>
    </style:style>
    <style:style style:name="P80" style:family="paragraph" style:parent-style-name="Standard" style:list-style-name="L8">
      <style:text-properties fo:language="es" fo:country="MX"/>
    </style:style>
    <style:style style:name="P81" style:family="paragraph" style:parent-style-name="Standard" style:list-style-name="L9">
      <style:text-properties fo:language="es" fo:country="MX"/>
    </style:style>
    <style:style style:name="P82" style:family="paragraph" style:parent-style-name="Standard" style:list-style-name="L10">
      <style:text-properties fo:language="es" fo:country="MX" officeooo:paragraph-rsid="002fe996"/>
    </style:style>
    <style:style style:name="P83" style:family="paragraph" style:parent-style-name="Standard">
      <style:text-properties style:font-name="Arial" officeooo:rsid="002c3bba" officeooo:paragraph-rsid="002c3bba"/>
    </style:style>
    <style:style style:name="P84" style:family="paragraph" style:parent-style-name="Standard" style:list-style-name="L2">
      <style:text-properties officeooo:rsid="002c3bba" officeooo:paragraph-rsid="002c3bba"/>
    </style:style>
    <style:style style:name="P85" style:family="paragraph" style:parent-style-name="Standard" style:list-style-name="L6"/>
    <style:style style:name="P86" style:family="paragraph" style:parent-style-name="Standard" style:list-style-name="L6">
      <style:text-properties officeooo:paragraph-rsid="002fe996"/>
    </style:style>
    <style:style style:name="P87" style:family="paragraph" style:parent-style-name="Standard" style:list-style-name="L7"/>
    <style:style style:name="P88" style:family="paragraph" style:parent-style-name="Standard" style:list-style-name="L7">
      <style:text-properties fo:language="en" fo:country="US"/>
    </style:style>
    <style:style style:name="P89" style:family="paragraph" style:parent-style-name="Standard" style:list-style-name="L9"/>
    <style:style style:name="P90" style:family="paragraph" style:parent-style-name="Standard" style:list-style-name="L11"/>
    <style:style style:name="P91" style:family="paragraph" style:parent-style-name="Standard" style:list-style-name="L5">
      <style:text-properties officeooo:rsid="002fe996"/>
    </style:style>
    <style:style style:name="P92" style:family="paragraph" style:parent-style-name="Standard" style:list-style-name="L5">
      <style:text-properties officeooo:rsid="002fe996" officeooo:paragraph-rsid="002fe996"/>
    </style:style>
    <style:style style:name="P93" style:family="paragraph" style:parent-style-name="Standard" style:list-style-name="L6">
      <style:text-properties officeooo:rsid="002fe996" officeooo:paragraph-rsid="002fe996"/>
    </style:style>
    <style:style style:name="P94" style:family="paragraph" style:parent-style-name="Standard" style:list-style-name="L11">
      <style:text-properties officeooo:rsid="002fe996" officeooo:paragraph-rsid="002fe996"/>
    </style:style>
    <style:style style:name="P95" style:family="paragraph" style:parent-style-name="Standard">
      <style:paragraph-properties fo:text-align="end" style:justify-single-word="false"/>
      <style:text-properties style:font-name="arial1" officeooo:rsid="0031ea0b"/>
    </style:style>
    <style:style style:name="P96" style:family="paragraph" style:parent-style-name="Standard">
      <style:paragraph-properties fo:text-align="start" style:justify-single-word="false"/>
      <style:text-properties style:font-name="arial1" officeooo:rsid="0031ea0b" officeooo:paragraph-rsid="0031ea0b"/>
    </style:style>
    <style:style style:name="P97" style:family="paragraph" style:parent-style-name="Standard" style:master-page-name="First_20_Page">
      <style:paragraph-properties fo:text-align="end" style:justify-single-word="false" style:page-number="auto"/>
      <style:text-properties fo:font-size="26pt" style:font-size-asian="26pt" style:font-size-complex="26pt"/>
    </style:style>
    <style:style style:name="P98" style:family="paragraph" style:parent-style-name="Standard" style:list-style-name="WW8Num2">
      <style:paragraph-properties fo:margin-left="1.27cm" fo:margin-right="0cm" fo:text-indent="-0.635cm" style:auto-text-indent="false"/>
      <style:text-properties fo:language="es" fo:country="ES"/>
    </style:style>
    <style:style style:name="P99" style:family="paragraph" style:parent-style-name="Standard" style:list-style-name="L7">
      <style:paragraph-properties fo:margin-left="1.27cm" fo:margin-right="0cm" fo:text-indent="-0.635cm" style:auto-text-indent="false"/>
    </style:style>
    <style:style style:name="P100" style:family="paragraph" style:parent-style-name="Standard" style:list-style-name="WW8Num4">
      <style:paragraph-properties fo:margin-left="1.27cm" fo:margin-right="0cm" fo:text-indent="-0.635cm" style:auto-text-indent="false"/>
    </style:style>
    <style:style style:name="P101" style:family="paragraph" style:parent-style-name="Standard" style:list-style-name="WW8Num4">
      <style:paragraph-properties fo:margin-left="1.27cm" fo:margin-right="0cm" fo:text-indent="-0.635cm" style:auto-text-indent="false"/>
      <style:text-properties fo:language="es" fo:country="MX"/>
    </style:style>
    <style:style style:name="P102" style:family="paragraph" style:parent-style-name="Standard">
      <style:paragraph-properties fo:margin-left="1.016cm" fo:margin-right="0cm" fo:margin-top="0.212cm" fo:margin-bottom="0.106cm" loext:contextual-spacing="false" fo:text-indent="-1.016cm" style:auto-text-indent="false"/>
      <style:text-properties style:font-name="Arial" fo:font-weight="bold" officeooo:rsid="002a0dd6" officeooo:paragraph-rsid="002a0dd6" style:font-weight-asian="bold"/>
    </style:style>
    <style:style style:name="P103" style:family="paragraph" style:parent-style-name="Standard">
      <style:paragraph-properties fo:margin-left="1.251cm" fo:margin-right="0cm" fo:text-indent="0cm" style:auto-text-indent="false"/>
      <style:text-properties fo:language="es" fo:country="MX" officeooo:rsid="002e2174" officeooo:paragraph-rsid="002e2174"/>
    </style:style>
    <style:style style:name="P104" style:family="paragraph" style:parent-style-name="Standard">
      <style:paragraph-properties fo:margin-left="1.02cm" fo:margin-right="1cm" fo:text-indent="0cm" style:auto-text-indent="false"/>
    </style:style>
    <style:style style:name="P105" style:family="paragraph" style:parent-style-name="Standard">
      <style:paragraph-properties fo:margin-left="1.02cm" fo:margin-right="1cm" fo:text-indent="0cm" style:auto-text-indent="false"/>
      <style:text-properties fo:language="es" fo:country="MX"/>
    </style:style>
    <style:style style:name="P106" style:family="paragraph" style:parent-style-name="Standard">
      <style:paragraph-properties fo:text-align="end" style:justify-single-word="false" fo:break-before="page"/>
      <style:text-properties style:font-name="arial1" officeooo:rsid="0031ea0b"/>
    </style:style>
    <style:style style:name="P107" style:family="paragraph" style:parent-style-name="Title" style:master-page-name="historico">
      <style:paragraph-properties style:page-number="1" fo:break-before="page"/>
    </style:style>
    <style:style style:name="P108" style:family="paragraph" style:parent-style-name="Heading_20_1">
      <style:text-properties fo:language="es" fo:country="MX"/>
    </style:style>
    <style:style style:name="P109" style:family="paragraph" style:parent-style-name="Heading_20_1">
      <style:text-properties fo:language="es" fo:country="ES"/>
    </style:style>
    <style:style style:name="P110" style:family="paragraph" style:parent-style-name="Heading_20_1" style:master-page-name="Standard">
      <style:paragraph-properties style:page-number="auto" fo:break-before="page"/>
      <style:text-properties fo:language="es" fo:country="MX"/>
    </style:style>
    <style:style style:name="P111" style:family="paragraph" style:parent-style-name="Heading_20_2">
      <style:text-properties fo:language="es" fo:country="MX"/>
    </style:style>
    <style:style style:name="P112" style:family="paragraph" style:parent-style-name="Heading_20_2">
      <style:paragraph-properties fo:orphans="2" fo:widows="2"/>
      <style:text-properties fo:language="es" fo:country="MX"/>
    </style:style>
    <style:style style:name="P113" style:family="paragraph" style:parent-style-name="Heading_20_2">
      <style:paragraph-properties fo:margin-left="1.016cm" fo:margin-right="0cm" fo:text-indent="-1.016cm" style:auto-text-indent="false"/>
    </style:style>
    <style:style style:name="P114" style:family="paragraph" style:parent-style-name="Heading_20_2">
      <style:paragraph-properties fo:margin-left="1.016cm" fo:margin-right="0cm" fo:margin-top="0.212cm" fo:margin-bottom="0.106cm" loext:contextual-spacing="false" fo:text-indent="-1.016cm" style:auto-text-indent="false" fo:keep-with-next="always"/>
    </style:style>
    <style:style style:name="P115"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font-weight="bold" style:font-weight-asian="bold"/>
    </style:style>
    <style:style style:name="P116"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font-weight="bold" officeooo:paragraph-rsid="002c3bba" style:font-weight-asian="bold"/>
    </style:style>
    <style:style style:name="P117"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language="es" fo:country="MX" fo:font-weight="bold" style:font-weight-asian="bold"/>
    </style:style>
    <style:style style:name="P118" style:family="paragraph" style:parent-style-name="ÉnfasisIntenso">
      <style:paragraph-properties fo:margin-left="0cm" fo:margin-right="0cm" fo:text-indent="0cm" style:auto-text-indent="false"/>
      <style:text-properties fo:language="es" fo:country="MX" officeooo:rsid="002e2174" officeooo:paragraph-rsid="002e2174"/>
    </style:style>
    <style:style style:name="P119" style:family="paragraph" style:parent-style-name="InfoBlue">
      <style:paragraph-properties fo:margin-left="0cm" fo:margin-right="0cm" fo:margin-top="0cm" fo:margin-bottom="0.212cm" loext:contextual-spacing="false"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officeooo:rsid="002c3bba"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language="es" fo:country="MX"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fe996" officeooo:paragraph-rsid="002fe996"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fe996" officeooo:paragraph-rsid="002fe996"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Heading_20_3">
      <style:text-properties style:font-name="Arial" officeooo:rsid="002c3bba" officeooo:paragraph-rsid="002c3bba"/>
    </style:style>
    <style:style style:name="P124" style:family="paragraph" style:parent-style-name="Heading_20_3">
      <style:text-properties style:font-name="Arial" fo:language="es" fo:country="MX" fo:font-weight="bold" style:font-weight-asian="bold"/>
    </style:style>
    <style:style style:name="P125" style:family="paragraph" style:parent-style-name="Heading_20_3" style:master-page-name="">
      <style:paragraph-properties fo:text-align="justify" style:justify-single-word="false" style:page-number="auto" fo:background-color="transparent" style:shadow="none" fo:keep-with-next="always">
        <style:tab-stops/>
        <style:background-image/>
      </style:paragraph-properties>
      <style:text-properties style:font-name="Arial" fo:language="es" fo:country="MX" style:font-name-asian="Droid Sans" style:font-name-complex="Lohit Hindi"/>
    </style:style>
    <style:style style:name="P126" style:family="paragraph" style:parent-style-name="Table_20_normal">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fe996" officeooo:paragraph-rsid="002fe99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normal">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Contents_20_1">
      <style:paragraph-properties>
        <style:tab-stops>
          <style:tab-stop style:position="17.59cm" style:type="right" style:leader-style="dotted" style:leader-text="."/>
        </style:tab-stops>
      </style:paragraph-properties>
    </style:style>
    <style:style style:name="P130" style:family="paragraph" style:parent-style-name="Contents_20_2">
      <style:paragraph-properties>
        <style:tab-stops>
          <style:tab-stop style:position="17.09cm" style:type="right" style:leader-style="dotted" style:leader-text="."/>
        </style:tab-stops>
      </style:paragraph-properties>
    </style:style>
    <style:style style:name="P131"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201344"/>
    </style:style>
    <style:style style:name="T2" style:family="text">
      <style:text-properties fo:language="es" fo:country="MX"/>
    </style:style>
    <style:style style:name="T3" style:family="text">
      <style:text-properties fo:language="es" fo:country="MX" fo:font-style="italic" style:font-style-asian="italic" style:font-style-complex="italic"/>
    </style:style>
    <style:style style:name="T4" style:family="text">
      <style:text-properties style:font-name="Arial" fo:font-weight="bold" style:font-weight-asian="bold"/>
    </style:style>
    <style:style style:name="T5" style:family="text">
      <style:text-properties style:text-position="super 58%" fo:language="es" fo:country="MX" fo:font-style="italic" style:font-style-asian="italic" style:font-style-complex="italic"/>
    </style:style>
    <style:style style:name="T6" style:family="text">
      <style:text-properties style:text-position="super 58%" fo:language="en" fo:country="US" fo:font-style="italic" style:font-style-asian="italic" style:font-style-complex="italic"/>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style:font-name-asian="Arial"/>
    </style:style>
    <style:style style:name="T10" style:family="text">
      <style:text-properties fo:font-style="italic" style:font-style-asian="italic" style:font-style-complex="italic"/>
    </style:style>
    <style:style style:name="T11" style:family="text">
      <style:text-properties officeooo:rsid="00250548"/>
    </style:style>
    <style:style style:name="T12" style:family="text">
      <style:text-properties officeooo:rsid="0025e1f7"/>
    </style:style>
    <style:style style:name="T13" style:family="text">
      <style:text-properties officeooo:rsid="00277d9f"/>
    </style:style>
    <style:style style:name="T14" style:family="text">
      <style:text-properties officeooo:rsid="00283095"/>
    </style:style>
    <style:style style:name="T15" style:family="text">
      <style:text-properties officeooo:rsid="002a0dd6"/>
    </style:style>
    <style:style style:name="T16" style:family="text">
      <style:text-properties officeooo:rsid="002c3bba"/>
    </style:style>
    <style:style style:name="T17" style:family="text">
      <style:text-properties officeooo:rsid="002fe996"/>
    </style:style>
    <style:style style:name="T18" style:family="text">
      <style:text-properties officeooo:rsid="0031c3e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3">
          <style:column style:rel-width="1097*" fo:start-indent="0cm" fo:end-indent="0cm"/>
          <style:column style:rel-width="8004*" fo:start-indent="0cm" fo:end-indent="0.079cm"/>
          <style:column style:rel-width="871*" fo:start-indent="0.079cm" fo:end-indent="0cm"/>
        </style:columns>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433cm" fo:text-indent="-0.635cm" fo:margin-left="3.4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68cm" fo:text-indent="-0.635cm" fo:margin-left="4.0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03cm" fo:text-indent="-0.635cm" fo:margin-left="4.7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38cm" fo:text-indent="-0.635cm" fo:margin-left="5.3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73cm" fo:text-indent="-0.635cm" fo:margin-left="5.9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08cm" fo:text-indent="-0.635cm" fo:margin-left="6.6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43cm" fo:text-indent="-0.635cm" fo:margin-left="7.2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78cm" fo:text-indent="-0.635cm" fo:margin-left="7.8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13cm" fo:text-indent="-0.635cm" fo:margin-left="8.5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48cm" fo:text-indent="-0.635cm" fo:margin-left="9.14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12"/>
      <text:p text:style-name="P12"/>
      <text:p text:style-name="P12"/>
      <text:p text:style-name="P12"/>
      <text:p text:style-name="P13"><text:user-defined style:data-style-name="N0" text:name="Cliente">Instituto de Estudios de Bachillerato del Estado de Oaxaca</text:user-defined></text:p>
      <text:p text:style-name="P14"><text:user-defined style:data-style-name="N0" text:name="ClienteAbr">IEBO</text:user-defined></text:p>
      <text:p text:style-name="P14"/>
      <text:p text:style-name="P14"/>
      <text:p text:style-name="P14"/>
      <text:p text:style-name="P14"/>
      <text:p text:style-name="P14"/>
      <text:p text:style-name="P14"/>
      <text:p text:style-name="P14"/>
      <text:p text:style-name="P14"/>
      <text:p text:style-name="P15"><text:user-defined style:data-style-name="N0" text:name="Proyecto">Prueba en linea para el DGI</text:user-defined></text:p>
      <text:p text:style-name="P14"/>
      <text:p text:style-name="P14"><text:title>Visión y Alcances</text:title></text:p>
      <text:p text:style-name="P14"/>
      <text:p text:style-name="P107">Control de versiones</text:p>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24">Fecha</text:p>
          </table:table-cell>
          <table:table-cell table:style-name="Tabla9.A1" office:value-type="string">
            <text:p text:style-name="P24">Versión</text:p>
          </table:table-cell>
          <table:table-cell table:style-name="Tabla9.A1" office:value-type="string">
            <text:p text:style-name="P24">Descripción</text:p>
          </table:table-cell>
          <table:table-cell table:style-name="Tabla9.D1" office:value-type="string">
            <text:p text:style-name="P24">Autor</text:p>
          </table:table-cell>
        </table:table-row>
        <table:table-row table:style-name="Tabla9.1">
          <table:table-cell table:style-name="Tabla9.A1" office:value-type="string">
            <text:p text:style-name="P49"><text:span text:style-name="T13">07</text:span>/0<text:span text:style-name="T13">7</text:span>/201<text:span text:style-name="T13">5</text:span></text:p>
          </table:table-cell>
          <table:table-cell table:style-name="Tabla9.B2" office:value-type="float" office:value="2.001">
            <text:p text:style-name="P25">1.001</text:p>
          </table:table-cell>
          <table:table-cell table:style-name="Tabla9.A1" office:value-type="string">
            <text:p text:style-name="P25">Es el inicio de la elaboración del documento</text:p>
          </table:table-cell>
          <table:table-cell table:style-name="Tabla9.D1" office:value-type="string">
            <text:p text:style-name="P25">Hugo Luis Santiago Altamirano</text:p>
          </table:table-cell>
        </table:table-row>
        <table:table-row table:style-name="Tabla9.1">
          <table:table-cell table:style-name="Tabla9.A1" office:value-type="string">
            <text:p text:style-name="P25"/>
          </table:table-cell>
          <table:table-cell table:style-name="Tabla9.B2">
            <text:p text:style-name="P25"/>
          </table:table-cell>
          <table:table-cell table:style-name="Tabla9.A1" office:value-type="string">
            <text:p text:style-name="P25"/>
          </table:table-cell>
          <table:table-cell table:style-name="Tabla9.D1" office:value-type="string">
            <text:p text:style-name="P25"/>
          </table:table-cell>
        </table:table-row>
        <table:table-row table:style-name="Tabla9.1">
          <table:table-cell table:style-name="Tabla9.A1" office:value-type="string">
            <text:p text:style-name="P50"/>
          </table:table-cell>
          <table:table-cell table:style-name="Tabla9.B2">
            <text:p text:style-name="P52"/>
          </table:table-cell>
          <table:table-cell table:style-name="Tabla9.A1" office:value-type="string">
            <text:p text:style-name="P25"/>
          </table:table-cell>
          <table:table-cell table:style-name="Tabla9.D1" office:value-type="string">
            <text:p text:style-name="P51"/>
          </table:table-cell>
        </table:table-row>
        <table:table-row table:style-name="Tabla9.1">
          <table:table-cell table:style-name="Tabla9.A1" office:value-type="string">
            <text:p text:style-name="P27"/>
          </table:table-cell>
          <table:table-cell table:style-name="Tabla9.B2">
            <text:p text:style-name="P27"/>
          </table:table-cell>
          <table:table-cell table:style-name="Tabla9.A1" office:value-type="string">
            <text:p text:style-name="P27"/>
          </table:table-cell>
          <table:table-cell table:style-name="Tabla9.D1" office:value-type="string">
            <text:p text:style-name="P27"/>
          </table:table-cell>
        </table:table-row>
        <table:table-row table:style-name="Tabla9.1">
          <table:table-cell table:style-name="Tabla9.A6" office:value-type="string">
            <text:p text:style-name="P28"/>
          </table:table-cell>
          <table:table-cell table:style-name="Tabla9.B6">
            <text:p text:style-name="P28"/>
          </table:table-cell>
          <table:table-cell table:style-name="Tabla9.C6" office:value-type="string">
            <text:p text:style-name="P28"/>
          </table:table-cell>
          <table:table-cell table:style-name="Tabla9.D6" office:value-type="string">
            <text:p text:style-name="P28"/>
          </table:table-cell>
        </table:table-row>
        <table:table-row table:style-name="Tabla9.1">
          <table:table-cell table:style-name="Tabla9.A7" office:value-type="string">
            <text:p text:style-name="P29"/>
          </table:table-cell>
          <table:table-cell table:style-name="Tabla9.B6">
            <text:p text:style-name="P29"/>
          </table:table-cell>
          <table:table-cell table:style-name="Tabla9.C7" office:value-type="string">
            <text:p text:style-name="P29"/>
          </table:table-cell>
          <table:table-cell table:style-name="Tabla9.D7" office:value-type="string">
            <text:p text:style-name="P29"/>
          </table:table-cell>
        </table:table-row>
      </table:table>
      <text:p text:style-name="P95"/>
      <text:p text:style-name="P106"/>
      <text:table-of-content text:style-name="Sect4"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Índice de contenido1_Head">
            <text:p text:style-name="Contents_20_Heading">Tabla de contenidos</text:p>
          </text:index-title>
          <text:p text:style-name="P129"><text:a xlink:type="simple" xlink:href="#__RefHeading__1333_779672273" text:style-name="Index_20_Link" text:visited-style-name="Index_20_Link">1.Introducción<text:tab/>4</text:a></text:p>
          <text:p text:style-name="P130"><text:a xlink:type="simple" xlink:href="#__RefHeading__1335_779672273" text:style-name="Index_20_Link" text:visited-style-name="Index_20_Link">1.1.Propósito<text:tab/>4</text:a></text:p>
          <text:p text:style-name="P130"><text:a xlink:type="simple" xlink:href="#__RefHeading__1337_779672273" text:style-name="Index_20_Link" text:visited-style-name="Index_20_Link">1.2.Alcance<text:tab/>4</text:a></text:p>
          <text:p text:style-name="P130"><text:a xlink:type="simple" xlink:href="#__RefHeading__1339_779672273" text:style-name="Index_20_Link" text:visited-style-name="Index_20_Link">1.3.Definiciones, Acrónimos, y Abreviaciones<text:tab/>4</text:a></text:p>
          <text:p text:style-name="P130"><text:a xlink:type="simple" xlink:href="#__RefHeading__1341_779672273" text:style-name="Index_20_Link" text:visited-style-name="Index_20_Link">1.4.Referencias<text:tab/>5</text:a></text:p>
          <text:p text:style-name="P129"><text:a xlink:type="simple" xlink:href="#__RefHeading__1343_779672273" text:style-name="Index_20_Link" text:visited-style-name="Index_20_Link">2.Posicionamiento<text:tab/>5</text:a></text:p>
          <text:p text:style-name="P130"><text:a xlink:type="simple" xlink:href="#__RefHeading__1345_779672273" text:style-name="Index_20_Link" text:visited-style-name="Index_20_Link">2.1.Oportunidad del negocio<text:tab/>5</text:a></text:p>
          <text:p text:style-name="P130"><text:a xlink:type="simple" xlink:href="#__RefHeading__1347_779672273" text:style-name="Index_20_Link" text:visited-style-name="Index_20_Link">2.2.Sentencia que define el problema<text:tab/>5</text:a></text:p>
          <text:p text:style-name="P130"><text:a xlink:type="simple" xlink:href="#__RefHeading__1349_779672273" text:style-name="Index_20_Link" text:visited-style-name="Index_20_Link">2.3.Sentencia que define la posición del producto<text:tab/>6</text:a></text:p>
          <text:p text:style-name="P129"><text:a xlink:type="simple" xlink:href="#__RefHeading__1351_779672273" text:style-name="Index_20_Link" text:visited-style-name="Index_20_Link">3.Descripciones de interesados (stakeholders) y usuarios<text:tab/>6</text:a></text:p>
          <text:p text:style-name="P130"><text:a xlink:type="simple" xlink:href="#__RefHeading__1353_779672273" text:style-name="Index_20_Link" text:visited-style-name="Index_20_Link">3.1.Resumen de interesados<text:tab/>6</text:a></text:p>
          <text:p text:style-name="P130"><text:a xlink:type="simple" xlink:href="#__RefHeading__1355_779672273" text:style-name="Index_20_Link" text:visited-style-name="Index_20_Link">3.2.Resumen de usuarios<text:tab/>7</text:a></text:p>
          <text:p text:style-name="P130"><text:a xlink:type="simple" xlink:href="#__RefHeading__1357_779672273" text:style-name="Index_20_Link" text:visited-style-name="Index_20_Link">3.3.Entorno de usuario<text:tab/>7</text:a></text:p>
          <text:p text:style-name="P131"><text:a xlink:type="simple" xlink:href="#__RefHeading__1359_779672273" text:style-name="Index_20_Link" text:visited-style-name="Index_20_Link">3.3.1.En oficinas centrales<text:tab/>7</text:a></text:p>
          <text:p text:style-name="P131"><text:a xlink:type="simple" xlink:href="#__RefHeading__1361_779672273" text:style-name="Index_20_Link" text:visited-style-name="Index_20_Link">3.3.2.En plantel<text:tab/>8</text:a></text:p>
          <text:p text:style-name="P130"><text:a xlink:type="simple" xlink:href="#__RefHeading__1363_779672273" text:style-name="Index_20_Link" text:visited-style-name="Index_20_Link">3.4.Perfil de interesados<text:tab/>8</text:a></text:p>
          <text:p text:style-name="P129"><text:a xlink:type="simple" xlink:href="#__RefHeading__1365_779672273" text:style-name="Index_20_Link" text:visited-style-name="Index_20_Link">4.Alcances y vista general del producto<text:tab/>9</text:a></text:p>
          <text:p text:style-name="P130"><text:a xlink:type="simple" xlink:href="#__RefHeading__1367_779672273" text:style-name="Index_20_Link" text:visited-style-name="Index_20_Link">4.1.Perspectiva del producto<text:tab/>9</text:a></text:p>
          <text:p text:style-name="P130"><text:a xlink:type="simple" xlink:href="#__RefHeading__1369_779672273" text:style-name="Index_20_Link" text:visited-style-name="Index_20_Link">4.2.Resumen de capacidades<text:tab/>9</text:a></text:p>
          <text:p text:style-name="P130"><text:a xlink:type="simple" xlink:href="#__RefHeading__1371_779672273" text:style-name="Index_20_Link" text:visited-style-name="Index_20_Link">4.3.Supuestos y dependencias<text:tab/>10</text:a></text:p>
          <text:p text:style-name="P131"><text:a xlink:type="simple" xlink:href="#__RefHeading__1373_779672273" text:style-name="Index_20_Link" text:visited-style-name="Index_20_Link">4.3.1.Supuestos<text:tab/>10</text:a></text:p>
          <text:p text:style-name="P131"><text:a xlink:type="simple" xlink:href="#__RefHeading__1375_779672273" text:style-name="Index_20_Link" text:visited-style-name="Index_20_Link">4.3.2.Dependencias<text:tab/>10</text:a></text:p>
          <text:p text:style-name="P129"><text:soft-page-break/><text:a xlink:type="simple" xlink:href="#__RefHeading__1377_779672273" text:style-name="Index_20_Link" text:visited-style-name="Index_20_Link">5.Otros requisitos del producto<text:tab/>10</text:a></text:p>
          <text:p text:style-name="P130"><text:a xlink:type="simple" xlink:href="#__RefHeading__1379_779672273" text:style-name="Index_20_Link" text:visited-style-name="Index_20_Link">5.1.Estándares aplicables<text:tab/>10</text:a></text:p>
          <text:p text:style-name="P130"><text:a xlink:type="simple" xlink:href="#__RefHeading__1381_779672273" text:style-name="Index_20_Link" text:visited-style-name="Index_20_Link">5.2.Condiciones y limitaciones<text:tab/>11</text:a></text:p>
          <text:p text:style-name="P130"><text:a xlink:type="simple" xlink:href="#__RefHeading__1383_779672273" text:style-name="Index_20_Link" text:visited-style-name="Index_20_Link">5.3.Requisitos de desempeño<text:tab/>11</text:a></text:p>
          <text:p text:style-name="P130"><text:a xlink:type="simple" xlink:href="#__RefHeading__1385_779672273" text:style-name="Index_20_Link" text:visited-style-name="Index_20_Link">5.4.Requisitos de ambiente<text:tab/>11</text:a></text:p>
          <text:p text:style-name="P129"><text:a xlink:type="simple" xlink:href="#__RefHeading__1387_779672273" text:style-name="Index_20_Link" text:visited-style-name="Index_20_Link">6.Requisitos de documentación<text:tab/>11</text:a></text:p>
          <text:p text:style-name="P130"><text:a xlink:type="simple" xlink:href="#__RefHeading__1389_779672273" text:style-name="Index_20_Link" text:visited-style-name="Index_20_Link">6.1.Documentos de requisitos<text:tab/>11</text:a></text:p>
          <text:p text:style-name="P130"><text:a xlink:type="simple" xlink:href="#__RefHeading__1391_779672273" text:style-name="Index_20_Link" text:visited-style-name="Index_20_Link">6.2.Arquitectura y modelos entregables<text:tab/>11</text:a></text:p>
          <text:p text:style-name="P130"><text:a xlink:type="simple" xlink:href="#__RefHeading__1393_779672273" text:style-name="Index_20_Link" text:visited-style-name="Index_20_Link">6.3.Manuales<text:tab/>11</text:a></text:p>
          <text:p text:style-name="P129"><text:a xlink:type="simple" xlink:href="#__RefHeading__1395_779672273" text:style-name="Index_20_Link" text:visited-style-name="Index_20_Link">7.Criterio de aceptación<text:tab/>11</text:a></text:p>
          <text:p text:style-name="P129"><text:a xlink:type="simple" xlink:href="#__RefHeading__1397_779672273" text:style-name="Index_20_Link" text:visited-style-name="Index_20_Link">8.Factores críticos para el éxito<text:tab/>11</text:a></text:p>
          <text:p text:style-name="P129"><text:a xlink:type="simple" xlink:href="#__RefHeading__1399_779672273" text:style-name="Index_20_Link" text:visited-style-name="Index_20_Link">9.Principales papeles desempeñados en el proyecto<text:tab/>12</text:a></text:p>
        </text:index-body>
      </text:table-of-content>
      <text:p text:style-name="P96"/>
      <text:h text:style-name="P110" text:outline-level="1"><text:bookmark-start text:name="__RefHeading__1333_779672273"/>Introducción<text:bookmark-end text:name="__RefHeading__1333_779672273"/></text:h>
      <text:p text:style-name="P21">El Instituto de Estudios de Bachillerato del Estado de Oaxaca, con el fin de conocer las capacidades y conocimientos de los estudiantes de nuevo ingreso, realiza un Diagnóstico General de Ingreso el cual está conformado con cuestionamientos sobre matemáticas y lectura, consideradas las bases fundamentales de la gama de áreas del saber.</text:p>
      <text:p text:style-name="P21">Por tal motivo, es relevante conocer los resultados que se generan desde cada uno de los 260 planteles del IEBO en los inicios de ciclo escolar, para analizar el panorama de la realidad educativa de los nuevos estudiantes de esta institución.</text:p>
      <text:p text:style-name="Standard">El presente documento, define el proyecto a realizar por parte del departamento de sistemas conjuntamente con las áreas interesadas del instituto. Requerimos recalcar lo siguiente:</text:p>
      <text:h text:style-name="P113" text:outline-level="2"><text:bookmark-start text:name="__RefHeading__1335_779672273"/>Propósito<text:bookmark-end text:name="__RefHeading__1335_779672273"/></text:h>
      <text:p text:style-name="Standard">El documento se centra en la funcionalidad requerida por los participantes en el proyecto y los usuarios finales para administrar los datos, generar la información <text:s/>generada en los planteles del IEBO para posteriormente <text:span text:style-name="T13">ser integrada y analizada en su conjunto para la generación de informes</text:span></text:p>
      <text:p text:style-name="Standard">Los detalles de cómo el sistema cubre los requerimientos se pueden observar en la especificación de los casos de uso y otros documentos adicionales.</text:p>
      <text:h text:style-name="P113" text:outline-level="2"><text:bookmark-start text:name="__RefHeading__1337_779672273"/>Alcance<text:bookmark-end text:name="__RefHeading__1337_779672273"/></text:h>
      <text:p text:style-name="Standard">El documento Visión se ocupa, como ya se ha apuntado, del <text:span text:style-name="T13">sistema PL_DGI</text:span>. Este permitirá principalmente <text:span text:style-name="T13">a la alta dirección realizar el Diagnóstico General de Ingreso</text:span>.</text:p>
      <text:p text:style-name="P45"/>
      <text:h text:style-name="P113" text:outline-level="2"><text:bookmark-start text:name="__RefHeading__1339_779672273"/>Definiciones, Acrónimos, y Abreviaciones<text:bookmark-end text:name="__RefHeading__1339_779672273"/></text:h>
      <text:list xml:id="list8221939174875404722" text:style-name="L1">
        <text:list-item>
          <text:p text:style-name="P72"><text:span text:style-name="T13">PL_DGI</text:span>: <text:span text:style-name="T13">Prueba en linea del Diagnóstico General de Ingreso</text:span></text:p>
        </text:list-item>
        <text:list-item>
          <text:p text:style-name="P72">IEBO: Instituto de Estudios de Bachillerato del Estado de Oaxaca</text:p>
        </text:list-item>
        <text:list-item>
          <text:p text:style-name="P72">Plantel: Al conjunto de bienes e inmuebles y de infraestructura donde se desarrollan actividades académicas y administrativas para el aprendizaje de los estudiantes</text:p>
        </text:list-item>
        <text:list-item>
          <text:p text:style-name="P73">RIEMS: Reforma Integral de la Educación Media Superior</text:p>
        </text:list-item>
        <text:list-item>
          <text:p text:style-name="P73">Estudiante: Persona <text:span text:style-name="T14">que cuenta con número de matrícula y se encuentre inscrito en un plantel del IEBO</text:span></text:p>
        </text:list-item>
        <text:list-item>
          <text:p text:style-name="P72">SIGEI: Sistema de Gestión Escolar del IEBO</text:p>
        </text:list-item>
      </text:list>
      <text:h text:style-name="P113" text:outline-level="2"><text:bookmark-start text:name="__RefHeading__1341_779672273"/><text:soft-page-break/>Referencias<text:bookmark-end text:name="__RefHeading__1341_779672273"/></text:h>
      <text:list xml:id="list2921239020626210154" text:style-name="WW8Num2">
        <text:list-item>
          <text:p text:style-name="P98">Glosario de términos</text:p>
        </text:list-item>
        <text:list-item>
          <text:p text:style-name="P74">Reglamento escolar del IEBO</text:p>
        </text:list-item>
        <text:list-item>
          <text:p text:style-name="P75">Informe de resultados de la aplicación del Diagnóstico General de Ingreso y el desarrollo del curso de nivelación académica</text:p>
        </text:list-item>
      </text:list>
      <text:h text:style-name="P108" text:outline-level="1"><text:bookmark-start text:name="__RefHeading__1343_779672273"/>Posicionamiento<text:bookmark-end text:name="__RefHeading__1343_779672273"/></text:h>
      <text:h text:style-name="P115" text:outline-level="2"><text:bookmark-start text:name="__RefHeading__1345_779672273"/>Oportunidad del negocio<text:bookmark-end text:name="__RefHeading__1345_779672273"/></text:h>
      <text:p text:style-name="P76">En el mercado existen sistemas de información que permiten la aplicación de cuestionarios usando internet, sin embargo, por las condiciones tecnológicas con las que cuentan los planteles del IEBO no es posible su implementación. Por lo cual la oportunidad del negocio existe al desarrollar un Sistema de información que se adecue a las necesidades del IEBO considerando su infraestructura tecnológica, normas y reglas.</text:p>
      <text:h text:style-name="P115" text:outline-level="2"><text:bookmark-start text:name="__RefHeading__1347_779672273"/>Sentencia que define el problema<text:bookmark-end text:name="__RefHeading__1347_779672273"/></text:h>
      <text:p text:style-name="P102">Estudiantes, director (resp), asesores, desarrollo academico, direccion academica, cosdac ()... prueba estandarizada pdf, tardan 3 meses </text:p>
      <text:p text:style-name="P48"/>
      <table:table table:name="Tabla2" table:style-name="Tabla2">
        <table:table-column table:style-name="Tabla2.A"/>
        <table:table-column table:style-name="Tabla2.B"/>
        <table:table-row table:style-name="Tabla2.1">
          <table:table-cell table:style-name="Tabla2.A1" office:value-type="string">
            <text:p text:style-name="P58">El problema de</text:p>
          </table:table-cell>
          <table:table-cell table:style-name="Tabla2.B1" office:value-type="string">
            <text:p text:style-name="P32">Imprimir el examen, distribuirlo, calificarlo, reunir los resultados y analizarlos para la generación de reportes y toma de decisiones en un tiempo prologando y con un gasto de capital financiero y humano</text:p>
          </table:table-cell>
        </table:table-row>
        <table:table-row table:style-name="Tabla2.1">
          <table:table-cell table:style-name="Tabla2.A2" office:value-type="string">
            <text:p text:style-name="P59">Afecta a</text:p>
          </table:table-cell>
          <table:table-cell table:style-name="Tabla2.B2" office:value-type="string">
            <text:p text:style-name="P31">Alta dirección del Instituto, <text:span text:style-name="T15">directores de plantel, docentes y administrativos del IEBO</text:span></text:p>
          </table:table-cell>
        </table:table-row>
        <table:table-row table:style-name="Tabla2.1">
          <table:table-cell table:style-name="Tabla2.A2" office:value-type="string">
            <text:p text:style-name="P59">Cuyo impacto ocasiona</text:p>
          </table:table-cell>
          <table:table-cell table:style-name="Tabla2.B2" office:value-type="string">
            <text:p text:style-name="P33">Que la generación del informe del diagnóstico tarde en elaborarse de 2 a 3 meses por el proceso de reunir los datos</text:p>
          </table:table-cell>
        </table:table-row>
        <table:table-row table:style-name="Tabla2.1">
          <table:table-cell table:style-name="Tabla2.A2" office:value-type="string">
            <text:p text:style-name="P30">Una solución exitosa debería</text:p>
          </table:table-cell>
          <table:table-cell table:style-name="Tabla2.B2" office:value-type="string">
            <text:p text:style-name="P36">Una herramienta que permita la distribución del examen, su calificación y análisis en un tiempo menor a 1 mes reduciendo el capital financiero destinado en procesos anteriores usando la infraestructura tecnológica del IEBO.</text:p>
          </table:table-cell>
        </table:table-row>
      </table:table>
      <text:p text:style-name="P23"/>
      <text:h text:style-name="P115" text:outline-level="2"><text:bookmark-start text:name="__RefHeading__1349_779672273"/><text:soft-page-break/>Sentencia que define la posición del producto<text:bookmark-end text:name="__RefHeading__1349_779672273"/></text:h>
      <text:p text:style-name="P46"/>
      <table:table table:name="Tabla10" table:style-name="Tabla10">
        <table:table-column table:style-name="Tabla10.A"/>
        <table:table-column table:style-name="Tabla10.B"/>
        <table:table-row table:style-name="Tabla10.1">
          <table:table-cell table:style-name="Tabla10.A1" office:value-type="string">
            <text:p text:style-name="P58">Para</text:p>
          </table:table-cell>
          <table:table-cell table:style-name="Tabla10.B1" office:value-type="string">
            <text:p text:style-name="P32">Departamento de desarrollo académico, estudiantes, directores.</text:p>
          </table:table-cell>
        </table:table-row>
        <table:table-row table:style-name="Tabla10.1">
          <table:table-cell table:style-name="Tabla10.A2" office:value-type="string">
            <text:p text:style-name="P59">Quienes</text:p>
          </table:table-cell>
          <table:table-cell table:style-name="Tabla10.B2" office:value-type="string">
            <text:p text:style-name="P33">Respectivamente analizan, contestan y aplican el examen de diagnóstico</text:p>
          </table:table-cell>
        </table:table-row>
        <table:table-row table:style-name="Tabla10.1">
          <table:table-cell table:style-name="Tabla10.A2" office:value-type="string">
            <text:p text:style-name="P59">El nombre del producto</text:p>
          </table:table-cell>
          <table:table-cell table:style-name="Tabla10.B2" office:value-type="string">
            <text:p text:style-name="P34">Es un conjunto de tecnologías de información</text:p>
          </table:table-cell>
        </table:table-row>
        <table:table-row table:style-name="Tabla10.1">
          <table:table-cell table:style-name="Tabla10.A2" office:value-type="string">
            <text:p text:style-name="P60">Que</text:p>
          </table:table-cell>
          <table:table-cell table:style-name="Tabla10.B2" office:value-type="string">
            <text:p text:style-name="P34">Permiten la distribución y aplicación del cuestionario a los estudiantes, así como la concentración de los resultados para su análisis</text:p>
          </table:table-cell>
        </table:table-row>
        <table:table-row table:style-name="Tabla10.1">
          <table:table-cell table:style-name="Tabla10.A2" office:value-type="string">
            <text:p text:style-name="P60">No como</text:p>
          </table:table-cell>
          <table:table-cell table:style-name="Tabla10.B2" office:value-type="string">
            <text:p text:style-name="P34">Actualmente se aplica con exámenes impresos y análisis manual</text:p>
          </table:table-cell>
        </table:table-row>
      </table:table>
      <text:p text:style-name="P44"/>
      <text:h text:style-name="Heading_20_1" text:outline-level="1"><text:bookmark-start text:name="__RefHeading__1351_779672273"/><text:span text:style-name="T2">Descripciones de interesados (</text:span><text:span text:style-name="T3">stakeholders</text:span><text:span text:style-name="T2">) y usuarios</text:span><text:bookmark-end text:name="__RefHeading__1351_779672273"/></text:h>
      <text:p text:style-name="P17">Para proveer de una forma efectiva productos y servicios que se ajusten a las necesidades de los usuarios, es necesario identificar e involucrar a todos los participantes en el proyecto como parte del proceso de modelado de <text:s/>requerimientos. También es necesario identificar a los usuarios del sistema y asegurarse de que el conjunto de participantes en el proyecto los representa adecuadamente. Esta sección muestra un perfil de los <text:s/>participantes y de los <text:s/>usuarios involucrados en el proyecto, así como los problemas más importantes que éstos perciben para enfocar la solución propuesta hacia ellos. No describe sus requisitos específicos ya que éstos se capturan mediante otro artefacto. En lugar de esto proporciona la justificación de por qué estos requisitos son necesarios.</text:p>
      <text:h text:style-name="P114" text:outline-level="2"><text:bookmark-start text:name="__RefHeading__1353_779672273"/><text:span text:style-name="T4">Resumen de interesado</text:span>s<text:bookmark-end text:name="__RefHeading__1353_779672273"/></text:h>
      <text:p text:style-name="P16"/>
      <table:table table:name="Tabla5" table:style-name="Tabla5">
        <table:table-column table:style-name="Tabla5.A"/>
        <table:table-column table:style-name="Tabla5.B"/>
        <table:table-column table:style-name="Tabla5.C"/>
        <table:table-row>
          <table:table-cell table:style-name="Tabla5.A1" office:value-type="string">
            <text:p text:style-name="P39">Nombre</text:p>
          </table:table-cell>
          <table:table-cell table:style-name="Tabla5.B1" office:value-type="string">
            <text:p text:style-name="P39">Descripción</text:p>
          </table:table-cell>
          <table:table-cell table:style-name="Tabla5.B1" office:value-type="string">
            <text:p text:style-name="P39">Responsabilidades</text:p>
          </table:table-cell>
        </table:table-row>
        <table:table-row>
          <table:table-cell table:style-name="Tabla5.A2" office:value-type="string">
            <text:p text:style-name="P5">Lic. Minerva Gutiérrez Santiago</text:p>
          </table:table-cell>
          <table:table-cell table:style-name="Tabla5.B2" office:value-type="string">
            <text:p text:style-name="P40">Jefa de la oficina de formación básica</text:p>
          </table:table-cell>
          <table:table-cell table:style-name="Tabla5.B2" office:value-type="string">
            <text:p text:style-name="P41">Seguimiento del proyecto</text:p>
          </table:table-cell>
        </table:table-row>
        <table:table-row>
          <table:table-cell table:style-name="Tabla5.A2" office:value-type="string">
            <text:p text:style-name="P6">STK001_Académico</text:p>
            <text:p text:style-name="P41">L. I. Angel Omar Mendez <text:soft-page-break/>Reyes</text:p>
          </table:table-cell>
          <table:table-cell table:style-name="Tabla5.B2" office:value-type="string">
            <text:p text:style-name="P41">Personal adscrito al departamento de desarrollo <text:soft-page-break/>académico</text:p>
          </table:table-cell>
          <table:table-cell table:style-name="Tabla5.B2" office:value-type="string">
            <text:p text:style-name="P41">Define requerimientos y realiza pruebas al sistema</text:p>
          </table:table-cell>
        </table:table-row>
        <table:table-row>
          <table:table-cell table:style-name="Tabla5.A2" office:value-type="string">
            <text:p text:style-name="P41">Mtra. Yara Jiménez Viloria</text:p>
          </table:table-cell>
          <table:table-cell table:style-name="Tabla5.B2" office:value-type="string">
            <text:p text:style-name="P41">Directora académica</text:p>
          </table:table-cell>
          <table:table-cell table:style-name="Tabla5.B2" office:value-type="string">
            <text:p text:style-name="P41">Seguimiento del proyecto</text:p>
          </table:table-cell>
        </table:table-row>
        <table:table-row>
          <table:table-cell table:style-name="Tabla5.A2" office:value-type="string">
            <text:p text:style-name="P43">STK002_Director de plantel </text:p>
            <text:p text:style-name="P42"/>
          </table:table-cell>
          <table:table-cell table:style-name="Tabla5.B2" office:value-type="string">
            <text:p text:style-name="P41">Director de plantel</text:p>
          </table:table-cell>
          <table:table-cell table:style-name="Tabla5.B2" office:value-type="string">
            <text:p text:style-name="P41">Prueba el sistema</text:p>
          </table:table-cell>
        </table:table-row>
        <table:table-row>
          <table:table-cell table:style-name="Tabla5.A2" office:value-type="string">
            <text:p text:style-name="P43">STK003_Estudiante</text:p>
          </table:table-cell>
          <table:table-cell table:style-name="Tabla5.B2" office:value-type="string">
            <text:p text:style-name="P43">Estudiante de plantel</text:p>
          </table:table-cell>
          <table:table-cell table:style-name="Tabla5.B2" office:value-type="string">
            <text:p text:style-name="P43">Prueba del sistema</text:p>
          </table:table-cell>
        </table:table-row>
      </table:table>
      <text:h text:style-name="P116" text:outline-level="2"><text:bookmark-start text:name="__RefHeading__1355_779672273"/>Resumen de usuarios<text:bookmark-end text:name="__RefHeading__1355_779672273"/></text:h>
      <table:table table:name="Tabla11" table:style-name="Tabla11">
        <table:table-column table:style-name="Tabla11.A" table:number-columns-repeated="3"/>
        <table:table-row>
          <table:table-cell table:style-name="Tabla11.A1" office:value-type="string">
            <text:p text:style-name="P61">Nombre</text:p>
          </table:table-cell>
          <table:table-cell table:style-name="Tabla11.B1" office:value-type="string">
            <text:p text:style-name="P61">Descripción</text:p>
          </table:table-cell>
          <table:table-cell table:style-name="Tabla11.B1" office:value-type="string">
            <text:p text:style-name="P57">Interesado</text:p>
          </table:table-cell>
        </table:table-row>
        <table:table-row>
          <table:table-cell table:style-name="Tabla11.A2" office:value-type="string">
            <text:p text:style-name="P38">ACT001 Desarrollo académico</text:p>
          </table:table-cell>
          <table:table-cell table:style-name="Tabla11.B2" office:value-type="string">
            <text:p text:style-name="P37">Planea, desarrolla y evalua la operatividad de los contenidos curriculares, efectuando estrategias académicas y colegiadas con el personal del departamento, así como del apoyo docente, con el propósito de contribuir en el desarrollo y formación académica de los estudiantes de cada uno de los planteles.</text:p>
          </table:table-cell>
          <table:table-cell table:style-name="Tabla11.B2" office:value-type="string">
            <text:p text:style-name="P6">STK001_Académico</text:p>
          </table:table-cell>
        </table:table-row>
        <table:table-row>
          <table:table-cell table:style-name="Tabla11.A2" office:value-type="string">
            <text:p text:style-name="P38">ACT002 Estudiante</text:p>
          </table:table-cell>
          <table:table-cell table:style-name="Tabla11.B2" office:value-type="string">
            <text:p text:style-name="P37">Es quien contesta el examen</text:p>
          </table:table-cell>
          <table:table-cell table:style-name="Tabla11.B2" office:value-type="string">
            <text:p text:style-name="P43">STK003_Estudiante</text:p>
          </table:table-cell>
        </table:table-row>
        <table:table-row>
          <table:table-cell table:style-name="Tabla11.A2" office:value-type="string">
            <text:p text:style-name="P38">ACT003 Director de plantel</text:p>
          </table:table-cell>
          <table:table-cell table:style-name="Tabla11.B2" office:value-type="string">
            <text:p text:style-name="P35">Es el responsable de un plantel del IEBO. Coordina, organiza y dirige el funcionamiento de las actividades académico administrativas del plantel, en base a los planes y programa de estudios, lineamientos y normas aplicables en el IEBO</text:p>
          </table:table-cell>
          <table:table-cell table:style-name="Tabla11.B2" office:value-type="string">
            <text:p text:style-name="P43">STK002_Director de plantel </text:p>
          </table:table-cell>
        </table:table-row>
      </table:table>
      <text:p text:style-name="P46"/>
      <text:h text:style-name="P115" text:outline-level="2"><text:bookmark-start text:name="__RefHeading__1357_779672273"/>Entorno de usuario<text:bookmark-end text:name="__RefHeading__1357_779672273"/></text:h>
      <text:p text:style-name="P18">El entorno del usuario estará descrito a continuación:</text:p>
      <text:p text:style-name="P18"/>
      <text:h text:style-name="P123" text:outline-level="3"><text:bookmark-start text:name="__RefHeading__1359_779672273"/>En oficinas centrales<text:bookmark-end text:name="__RefHeading__1359_779672273"/></text:h>
      <text:p text:style-name="P83"><text:soft-page-break/>Los usuarios tendrán acceso al sistema unicamente dentro de la red de voz y datos de las oficinas centrales del IEBO a través de un navegador web proporcionando un CURP y NIP registrados en el SIP</text:p>
      <text:h text:style-name="P123" text:outline-level="3"><text:bookmark-start text:name="__RefHeading__1361_779672273"/>En plantel<text:bookmark-end text:name="__RefHeading__1361_779672273"/></text:h>
      <text:p text:style-name="P22">Los usuario podrán ingresar al sistema mediante el uso de un navegador. Este estará dividido en dos secciones:</text:p>
      <text:list xml:id="list3163826356189266813" text:style-name="L2">
        <text:list-item>
          <text:p text:style-name="P84">Director de plantel: Que es el responsable de administrar los datos de los exámenes presentados, sus datos de usuario estarán administrados por el SIGEI.</text:p>
        </text:list-item>
        <text:list-item>
          <text:p text:style-name="P84">Estudiante: Es quien contesta el examen, su acceso al examen será por una sola ocasión controlado por su matrícula.</text:p>
        </text:list-item>
      </text:list>
      <text:p text:style-name="Standard">Es necesario que la maquina donde trabajen cuente con un lector de archivos PDF <text:span text:style-name="T16">y Microsoft office a partir de la versión 2003. El sistema puede administrarse mejor si las computadoras son conectadas en red.</text:span></text:p>
      <text:h text:style-name="P115" text:outline-level="2"><text:bookmark-start text:name="__RefHeading__1363_779672273"/>Perfil de interesados<text:bookmark-end text:name="__RefHeading__1363_779672273"/></text:h>
      <table:table table:name="Tabla1" table:style-name="Tabla1">
        <table:table-column table:style-name="Tabla1.A"/>
        <table:table-column table:style-name="Tabla1.B"/>
        <table:table-row>
          <table:table-cell table:style-name="Tabla1.A1" office:value-type="string">
            <text:p text:style-name="P61">Representante</text:p>
          </table:table-cell>
          <table:table-cell table:style-name="Tabla1.B1" office:value-type="string">
            <text:p text:style-name="P56"><text:reference-mark-start text:name="STK001 Control Escolar"/>STK001 <text:span text:style-name="T16">A</text:span><text:reference-mark-end text:name="STK001 Control Escolar"/><text:span text:style-name="T16">cadémico</text:span></text:p>
          </table:table-cell>
        </table:table-row>
        <table:table-row>
          <table:table-cell table:style-name="Tabla1.A2" office:value-type="string">
            <text:p text:style-name="P62">Descripción</text:p>
          </table:table-cell>
          <table:table-cell table:style-name="Tabla1.B2" office:value-type="string">
            <text:p text:style-name="P66">Representante del área académica, en este caso del departamento de desarrollo académico</text:p>
          </table:table-cell>
        </table:table-row>
        <table:table-row>
          <table:table-cell table:style-name="Tabla1.A2" office:value-type="string">
            <text:p text:style-name="P62">Tipo</text:p>
          </table:table-cell>
          <table:table-cell table:style-name="Tabla1.B2" office:value-type="string">
            <text:p text:style-name="P64">Experta en el uso de computadoras</text:p>
          </table:table-cell>
        </table:table-row>
        <table:table-row>
          <table:table-cell table:style-name="Tabla1.A2" office:value-type="string">
            <text:p text:style-name="P62">Responsabilidades</text:p>
          </table:table-cell>
          <table:table-cell table:style-name="Tabla1.B2" office:value-type="string">
            <text:p text:style-name="P64">Revisión de requerimientos, estructura del sistema</text:p>
          </table:table-cell>
        </table:table-row>
        <table:table-row>
          <table:table-cell table:style-name="Tabla1.A2" office:value-type="string">
            <text:p text:style-name="P62">Criterio de éxito</text:p>
          </table:table-cell>
          <table:table-cell table:style-name="Tabla1.B2" office:value-type="string">
            <text:p text:style-name="P64">A definir por el cliente</text:p>
          </table:table-cell>
        </table:table-row>
        <table:table-row>
          <table:table-cell table:style-name="Tabla1.A2" office:value-type="string">
            <text:p text:style-name="P62">Grado de participación</text:p>
          </table:table-cell>
          <table:table-cell table:style-name="Tabla1.B2" office:value-type="string">
            <text:p text:style-name="P64">Revisión y aprobación de requerimientos</text:p>
          </table:table-cell>
        </table:table-row>
        <table:table-row>
          <table:table-cell table:style-name="Tabla1.A2" office:value-type="string">
            <text:p text:style-name="P62">Comentarios</text:p>
          </table:table-cell>
          <table:table-cell table:style-name="Tabla1.B2" office:value-type="string">
            <text:p text:style-name="P64">Ninguno</text:p>
          </table:table-cell>
        </table:table-row>
      </table:table>
      <text:p text:style-name="P46"/>
      <text:p text:style-name="P19"/>
      <table:table table:name="Tabla6" table:style-name="Tabla6">
        <table:table-column table:style-name="Tabla6.A"/>
        <table:table-column table:style-name="Tabla6.B"/>
        <table:table-row>
          <table:table-cell table:style-name="Tabla6.A1" office:value-type="string">
            <text:p text:style-name="P61">Representante</text:p>
          </table:table-cell>
          <table:table-cell table:style-name="Tabla6.B1" office:value-type="string">
            <text:p text:style-name="P26">STK002 Estudiante</text:p>
          </table:table-cell>
        </table:table-row>
        <table:table-row>
          <table:table-cell table:style-name="Tabla6.A2" office:value-type="string">
            <text:p text:style-name="P62">Descripción</text:p>
          </table:table-cell>
          <table:table-cell table:style-name="Tabla6.B2" office:value-type="string">
            <text:p text:style-name="P66">Son las personas a quienes se les aplica el examen</text:p>
          </table:table-cell>
        </table:table-row>
        <table:table-row>
          <table:table-cell table:style-name="Tabla6.A2" office:value-type="string">
            <text:p text:style-name="P62">Tipo</text:p>
          </table:table-cell>
          <table:table-cell table:style-name="Tabla6.B2" office:value-type="string">
            <text:p text:style-name="P66">Conocimiento variado en el uso de computadoras</text:p>
          </table:table-cell>
        </table:table-row>
        <table:table-row>
          <table:table-cell table:style-name="Tabla6.A2" office:value-type="string">
            <text:p text:style-name="P62">Responsabilidades</text:p>
          </table:table-cell>
          <table:table-cell table:style-name="Tabla6.B2" office:value-type="string">
            <text:p text:style-name="P66">Prueba del sistema</text:p>
          </table:table-cell>
        </table:table-row>
        <table:table-row>
          <table:table-cell table:style-name="Tabla6.A2" office:value-type="string">
            <text:p text:style-name="P62">Criterio de éxito</text:p>
          </table:table-cell>
          <table:table-cell table:style-name="Tabla6.B2" office:value-type="string">
            <text:p text:style-name="P64">A definir por el cliente</text:p>
          </table:table-cell>
        </table:table-row>
        <table:table-row>
          <table:table-cell table:style-name="Tabla6.A2" office:value-type="string">
            <text:p text:style-name="P62">Grado de participación</text:p>
          </table:table-cell>
          <table:table-cell table:style-name="Tabla6.B2" office:value-type="string">
            <text:p text:style-name="P64">Revisión del sistema</text:p>
          </table:table-cell>
        </table:table-row>
        <text:soft-page-break/>
        <table:table-row>
          <table:table-cell table:style-name="Tabla6.A2" office:value-type="string">
            <text:p text:style-name="P62">Comentarios</text:p>
          </table:table-cell>
          <table:table-cell table:style-name="Tabla6.B2" office:value-type="string">
            <text:p text:style-name="P64">Ninguno</text:p>
          </table:table-cell>
        </table:table-row>
      </table:table>
      <text:h text:style-name="P115" text:outline-level="2" text:is-list-header="true"/>
      <text:p text:style-name="P46"/>
      <table:table table:name="Tabla12" table:style-name="Tabla12">
        <table:table-column table:style-name="Tabla12.A"/>
        <table:table-column table:style-name="Tabla12.B"/>
        <table:table-row>
          <table:table-cell table:style-name="Tabla12.A1" office:value-type="string">
            <text:p text:style-name="P61">Representante</text:p>
          </table:table-cell>
          <table:table-cell table:style-name="Tabla12.B1" office:value-type="string">
            <text:p text:style-name="P119">STK003 Director de plantel</text:p>
          </table:table-cell>
        </table:table-row>
        <table:table-row>
          <table:table-cell table:style-name="Tabla12.A2" office:value-type="string">
            <text:p text:style-name="P62">Descripción</text:p>
          </table:table-cell>
          <table:table-cell table:style-name="Tabla12.B2" office:value-type="string">
            <text:p text:style-name="P120">Encargado de los procesos administrativos en el plantel. Para el proyecto pues es el encargado de que se aplique el examen y que se entregue la información en oficinas centrales</text:p>
          </table:table-cell>
        </table:table-row>
        <table:table-row>
          <table:table-cell table:style-name="Tabla12.A2" office:value-type="string">
            <text:p text:style-name="P62">Tipo</text:p>
          </table:table-cell>
          <table:table-cell table:style-name="Tabla12.B2" office:value-type="string">
            <text:p text:style-name="P66">Nivel variado en el uso de computadoras</text:p>
          </table:table-cell>
        </table:table-row>
        <table:table-row>
          <table:table-cell table:style-name="Tabla12.A2" office:value-type="string">
            <text:p text:style-name="P62">Responsabilidades</text:p>
          </table:table-cell>
          <table:table-cell table:style-name="Tabla12.B2" office:value-type="string">
            <text:p text:style-name="P64">Define requerimientos en el SIGEI de oficinas centrales</text:p>
          </table:table-cell>
        </table:table-row>
        <table:table-row>
          <table:table-cell table:style-name="Tabla12.A2" office:value-type="string">
            <text:p text:style-name="P62">Criterio de éxito</text:p>
          </table:table-cell>
          <table:table-cell table:style-name="Tabla12.B2" office:value-type="string">
            <text:p text:style-name="P64">A definir por el cliente</text:p>
          </table:table-cell>
        </table:table-row>
        <table:table-row>
          <table:table-cell table:style-name="Tabla12.A2" office:value-type="string">
            <text:p text:style-name="P62">Grado de participación</text:p>
          </table:table-cell>
          <table:table-cell table:style-name="Tabla12.B2" office:value-type="string">
            <text:p text:style-name="P64">Revisión del sistema y aprobación de requerimientos</text:p>
          </table:table-cell>
        </table:table-row>
        <table:table-row>
          <table:table-cell table:style-name="Tabla12.A2" office:value-type="string">
            <text:p text:style-name="P62">Comentarios</text:p>
          </table:table-cell>
          <table:table-cell table:style-name="Tabla12.B2" office:value-type="string">
            <text:p text:style-name="P65">Como son aproximadamente 260 planteles del IEBO, los directores de plantel tienen un conocimiento muy variado en el uso de la computadora.</text:p>
          </table:table-cell>
        </table:table-row>
      </table:table>
      <text:h text:style-name="P108" text:outline-level="1"><text:bookmark-start text:name="__RefHeading__1365_779672273"/>Alcances y vista general del producto<text:bookmark-end text:name="__RefHeading__1365_779672273"/></text:h>
      <text:h text:style-name="P117" text:outline-level="2"><text:bookmark-start text:name="__RefHeading__1367_779672273"/>Perspectiva del producto<text:bookmark-end text:name="__RefHeading__1367_779672273"/></text:h>
      <text:p text:style-name="P103">El proyecto genera uno o varios módulos que en su conjunto forman un sistema de información. El principal tema es la aplicación del DGI en cada inicio de ciclo escolar usando TICs para la reducción de costos (tiempo, dinero y esfuerzo). El alcance está restringido por las actividades y definiciones siguientes:</text:p>
      <text:list xml:id="list8928574625424227205" text:style-name="L3">
        <text:list-item>
          <text:p text:style-name="P77">Recabar y especificar los requisitos</text:p>
        </text:list-item>
      </text:list>
      <text:list xml:id="list2823492889311158561" text:style-name="L4">
        <text:list-item>
          <text:p text:style-name="P78">Analizar y diseñar una solución para la implementación de las nuevas reglas</text:p>
        </text:list-item>
        <text:list-item>
          <text:p text:style-name="P78">Desarrollar y probar los sistemas desarrollados</text:p>
        </text:list-item>
        <text:list-item>
          <text:p text:style-name="P79">El producto debe de solucionar las necesidades del departamento de desarrollo académico</text:p>
        </text:list-item>
      </text:list>
      <text:h text:style-name="P117" text:outline-level="2"><text:bookmark-start text:name="__RefHeading__1369_779672273"/>Resumen de capacidades<text:bookmark-end text:name="__RefHeading__1369_779672273"/></text:h>
      <text:p text:style-name="P53"><text:tab/><text:span text:style-name="T2">A continuación se presenta el resumen de beneficios que se obtendrían con los productos:</text:span></text:p>
      <text:p text:style-name="Text_20_body"/>
      <table:table table:name="Tabla3" table:style-name="Tabla3">
        <table:table-column table:style-name="Tabla3.A"/>
        <table:table-column table:style-name="Tabla3.B"/>
        <table:table-row table:style-name="Tabla3.1">
          <table:table-cell table:style-name="Tabla3.A1" office:value-type="string">
            <text:p text:style-name="P54">Beneficios</text:p>
          </table:table-cell>
          <table:table-cell table:style-name="Tabla3.B1" office:value-type="string">
            <text:p text:style-name="P55">Características </text:p>
          </table:table-cell>
        </table:table-row>
        <text:soft-page-break/>
        <table:table-row table:style-name="Tabla3.1">
          <table:table-cell table:style-name="Tabla3.A2" office:value-type="string">
            <text:p text:style-name="P63">Concentración de reactivos</text:p>
          </table:table-cell>
          <table:table-cell table:style-name="Tabla3.B2" office:value-type="string">
            <text:p text:style-name="P67">Los reactivos serán capturados desde oficinas centrales y entregados a los planteles en un archivo para su importación en plantel y así poder realizar la aplicación del examen</text:p>
          </table:table-cell>
        </table:table-row>
        <table:table-row table:style-name="Tabla3.1">
          <table:table-cell table:style-name="Tabla3.A2" office:value-type="string">
            <text:p text:style-name="P63">Consulta de datos e indicadores</text:p>
          </table:table-cell>
          <table:table-cell table:style-name="Tabla3.B2" office:value-type="string">
            <text:p text:style-name="P67">Tanto en plantel como en oficinas centrales se contará con el diagnóstico por estudiante.</text:p>
          </table:table-cell>
        </table:table-row>
        <table:table-row table:style-name="Tabla3.1">
          <table:table-cell table:style-name="Tabla3.A2" office:value-type="string">
            <text:p text:style-name="P63">Comunicación entre sistemas de forma automática</text:p>
          </table:table-cell>
          <table:table-cell table:style-name="Tabla3.B2" office:value-type="string">
            <text:p text:style-name="P67">Si la computadora donde se aplica el examen cuenta con internet, el sistema enviará la información directamente a oficinas centrales agilizando la entrega de información</text:p>
          </table:table-cell>
        </table:table-row>
        <table:table-row table:style-name="Tabla3.1">
          <table:table-cell table:style-name="Tabla3.A2" office:value-type="string">
            <text:p text:style-name="P121">Generación de estadística e indicadores</text:p>
          </table:table-cell>
          <table:table-cell table:style-name="Tabla3.B2" office:value-type="string">
            <text:p text:style-name="P122">Conforme la información esté llegando a oficinas centrales el sistema podrá ir obteniendo indicadores y generando gráficos</text:p>
          </table:table-cell>
        </table:table-row>
      </table:table>
      <text:p text:style-name="P118"/>
      <text:h text:style-name="P117" text:outline-level="2"><text:bookmark-start text:name="__RefHeading__1371_779672273"/>Supuestos y dependencias<text:bookmark-end text:name="__RefHeading__1371_779672273"/></text:h>
      <text:h text:style-name="P124" text:outline-level="3"><text:bookmark-start text:name="__RefHeading__1373_779672273"/>Supuestos<text:bookmark-end text:name="__RefHeading__1373_779672273"/></text:h>
      <text:list xml:id="list973877408456238492" text:style-name="L5">
        <text:list-item>
          <text:p text:style-name="P91">Se asume que la prueba debe es entregada con tiempo para su captura</text:p>
        </text:list-item>
        <text:list-item>
          <text:p text:style-name="P92">Todos los directores de plantel entregan la información</text:p>
        </text:list-item>
        <text:list-item>
          <text:p text:style-name="P92"><text:soft-page-break/>Que todos los planteles tienen la infraestructura necesaria para la aplicación de la prueba ocupando computadoras</text:p>
        </text:list-item>
      </text:list>
      <text:h text:style-name="P125" text:outline-level="3"><text:bookmark-start text:name="__RefHeading__1375_779672273"/>Dependencias<text:bookmark-end text:name="__RefHeading__1375_779672273"/></text:h>
      <text:list xml:id="list533487242130188752" text:style-name="L6">
        <text:list-item>
          <text:p text:style-name="P85">En oficinas centrales, la velocidad y disponibilidad del sistema depende de las características del servidor y el tráfico en la red</text:p>
        </text:list-item>
        <text:list-item>
          <text:p text:style-name="P93">En plantel, la velocidad y disponibilidad de cada sistema dependerá de las características del equipo donde se instale</text:p>
        </text:list-item>
        <text:list-item>
          <text:p text:style-name="P86"><text:span text:style-name="T17">El envío de datos (resultados de la aplicación de la encuesta) automático dependerá de la conexión de datos que se tenga en plantel</text:span></text:p>
        </text:list-item>
      </text:list>
      <text:h text:style-name="P108" text:outline-level="1"><text:bookmark-start text:name="__RefHeading__1377_779672273"/>Otros requisitos del producto<text:bookmark-end text:name="__RefHeading__1377_779672273"/></text:h>
      <text:h text:style-name="P111" text:outline-level="2"><text:bookmark-start text:name="__RefHeading__1379_779672273"/>Estándares aplicables<text:bookmark-end text:name="__RefHeading__1379_779672273"/></text:h>
      <text:list xml:id="list5201166108995658283" text:style-name="L7">
        <text:list-item>
          <text:p text:style-name="P87"><text:span text:style-name="T2">PMI: </text:span><text:span text:style-name="T3">PMBOK</text:span><text:span text:style-name="T5">®</text:span><text:span text:style-name="T3"> Guide</text:span><text:span text:style-name="T2"> (Cuarta edición, 2009).</text:span></text:p>
        </text:list-item>
        <text:list-item>
          <text:p text:style-name="P87"><text:span text:style-name="T8">CMMI for Development, Version 1.2</text:span><text:span text:style-name="T7"> </text:span><text:span text:style-name="T8">(CMMI-DEV 1.2)</text:span><text:span text:style-name="T7">, Software Engineering Institute (Aug. 2006).</text:span></text:p>
        </text:list-item>
        <text:list-item>
          <text:p text:style-name="P88">OMG Unified Modeling Language (OMG UML), Superstructure, V2.1.2 (Nov. 2007).</text:p>
        </text:list-item>
        <text:list-item>
          <text:p text:style-name="P88">OMG Business Process Modeling Notation (OMG BPMN), Final Adopted Spec., Feb. <text:soft-page-break/>2006.</text:p>
        </text:list-item>
        <text:list-item>
          <text:p text:style-name="P99"><text:span text:style-name="T7">IEEE Computer Society Professional Practices Committee: </text:span><text:span text:style-name="T8">SWEBOK</text:span><text:span text:style-name="T6">®</text:span><text:span text:style-name="T9"> (2004).</text:span></text:p>
        </text:list-item>
      </text:list>
      <text:p text:style-name="P20"/>
      <text:h text:style-name="P111" text:outline-level="2"><text:bookmark-start text:name="__RefHeading__1381_779672273"/>Condiciones y limitaciones<text:bookmark-end text:name="__RefHeading__1381_779672273"/></text:h>
      <text:p text:style-name="P104"><text:span text:style-name="T2"/></text:p>
      <text:h text:style-name="P112" text:outline-level="2"><text:bookmark-start text:name="__RefHeading__1383_779672273"/>Requisitos de desempeño<text:bookmark-end text:name="__RefHeading__1383_779672273"/></text:h>
      <text:p text:style-name="P47">Cons<text:span text:style-name="T11">u</text:span>lte la especificación de requisitos.</text:p>
      <text:h text:style-name="P111" text:outline-level="2"><text:bookmark-start text:name="__RefHeading__1385_779672273"/>Requisitos de ambiente<text:bookmark-end text:name="__RefHeading__1385_779672273"/></text:h>
      <text:p text:style-name="P47">Debe de trabajar en cualquier navegador web</text:p>
      <text:h text:style-name="P108" text:outline-level="1"><text:bookmark-start text:name="__RefHeading__1387_779672273"/>Requisitos de documentación<text:bookmark-end text:name="__RefHeading__1387_779672273"/></text:h>
      <text:h text:style-name="P111" text:outline-level="2"><text:bookmark-start text:name="__RefHeading__1389_779672273"/>Documentos de requisitos<text:bookmark-end text:name="__RefHeading__1389_779672273"/></text:h>
      <text:list xml:id="list586102876105649710" text:style-name="WW8Num4">
        <text:list-item>
          <text:p text:style-name="P100"><text:span text:style-name="T2">El presente documento de </text:span><text:span text:style-name="T3">Visión y alcances</text:span><text:span text:style-name="T2">.</text:span></text:p>
        </text:list-item>
        <text:list-item>
          <text:p text:style-name="P101">La documentación de especificación de requisitos.</text:p>
        </text:list-item>
      </text:list>
      <text:h text:style-name="P111" text:outline-level="2"><text:bookmark-start text:name="__RefHeading__1391_779672273"/>Arquitectura y modelos entregables<text:bookmark-end text:name="__RefHeading__1391_779672273"/></text:h>
      <text:p text:style-name="P4"><text:tab/>Para una descripción detallada, cons<text:span text:style-name="T11">u</text:span>lte el <text:span text:style-name="T10">Panorama del modelo arquitectónico</text:span>.</text:p>
      <text:p text:style-name="P4"><text:tab/>A continuación, una enumeración resumida de los principales modelos entregables:</text:p>
      <text:list xml:id="list5766452206332056111" text:style-name="L8">
        <text:list-item>
          <text:p text:style-name="P80">Modelo de casos de uso</text:p>
        </text:list-item>
        <text:list-item>
          <text:p text:style-name="P80">Modelo conceptual</text:p>
        </text:list-item>
      </text:list>
      <text:list xml:id="list4064408603059251367" text:style-name="L9">
        <text:list-item>
          <text:p text:style-name="P81">Modelo de clases</text:p>
        </text:list-item>
        <text:list-item>
          <text:p text:style-name="P81">Modelo de datos</text:p>
        </text:list-item>
        <text:list-item>
          <text:p text:style-name="P89"><text:span text:style-name="T2">Modelo de distribución (</text:span><text:span text:style-name="T3">deployment</text:span><text:span text:style-name="T2">)</text:span></text:p>
        </text:list-item>
      </text:list>
      <text:h text:style-name="P111" text:outline-level="2"><text:bookmark-start text:name="__RefHeading__1393_779672273"/>Manuales<text:bookmark-end text:name="__RefHeading__1393_779672273"/></text:h>
      <text:list xml:id="list8211061383832118093" text:style-name="L10">
        <text:list-item>
          <text:p text:style-name="P82"><text:span text:style-name="T17">Documentación para el usuario administrador del sistema en plantel</text:span></text:p>
        </text:list-item>
      </text:list>
      <text:h text:style-name="P108" text:outline-level="1"><text:bookmark-start text:name="__RefHeading__1395_779672273"/>Criterio de aceptación <text:bookmark-end text:name="__RefHeading__1395_779672273"/></text:h>
      <text:p text:style-name="P105">Dependerá de el uso que se le pueda dar en planteles o por los usuarios finales </text:p>
      <text:h text:style-name="P108" text:outline-level="1"><text:bookmark-start text:name="__RefHeading__1397_779672273"/>Factores críticos para el éxito<text:bookmark-end text:name="__RefHeading__1397_779672273"/></text:h>
      <text:list xml:id="list5112766803267623601" text:style-name="L11">
        <text:list-item>
          <text:p text:style-name="P90">Los directivos deberán brindar un apoyo visible y decidido al equipo de desarrollo para que éste pueda cumplir con los objetivos generales definidos en la presente propuesta.</text:p>
        </text:list-item>
        <text:list-item>
          <text:p text:style-name="P94">La participación de los directores de plantel y la plantilla docente en la implementación <text:soft-page-break/>del proyecto</text:p>
        </text:list-item>
        <text:list-item>
          <text:p text:style-name="P90">La comunidad de usuarios de las diversas áreas participantes, a través de miembros representativos de éstas, participará activa y positivamente en las actividades, talleres y sesiones señalados en el plan de trabajo. </text:p>
        </text:list-item>
        <text:list-item>
          <text:p text:style-name="P90">Las áreas involucradas deben de presentar la información en tiempo <text:span text:style-name="T12">y </text:span>forma para no retrasar el proyecto</text:p>
        </text:list-item>
      </text:list>
      <text:h text:style-name="P109" text:outline-level="1"><text:bookmark-start text:name="__RefHeading__1399_779672273"/>Principales papeles desempeñados en el proyecto<text:bookmark-end text:name="__RefHeading__1399_779672273"/></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70">Iniciales</text:p>
          </table:table-cell>
          <table:table-cell table:style-name="Tabla4.B1" office:value-type="string">
            <text:p text:style-name="P70">Nombre</text:p>
          </table:table-cell>
          <table:table-cell table:style-name="Tabla4.B1" office:value-type="string">
            <text:p text:style-name="P70">representante</text:p>
          </table:table-cell>
        </table:table-row>
        <table:table-row table:style-name="Tabla4.1">
          <table:table-cell table:style-name="Tabla4.A2" office:value-type="string">
            <text:p text:style-name="P68">PS</text:p>
          </table:table-cell>
          <table:table-cell table:style-name="Tabla4.B2" office:value-type="string">
            <text:p text:style-name="P127">Directivo patrocinador del proyecto</text:p>
          </table:table-cell>
          <table:table-cell table:style-name="Tabla4.B2" office:value-type="string">
            <text:p text:style-name="P126">Lic. Oswaldo García Karquín</text:p>
          </table:table-cell>
        </table:table-row>
        <table:table-row table:style-name="Tabla4.1">
          <table:table-cell table:style-name="Tabla4.A2" office:value-type="string">
            <text:p text:style-name="P68">UCP</text:p>
          </table:table-cell>
          <table:table-cell table:style-name="Tabla4.B2" office:value-type="string">
            <text:p text:style-name="P127">Usuario participante</text:p>
          </table:table-cell>
          <table:table-cell table:style-name="Tabla4.B2" office:value-type="string">
            <text:p text:style-name="P126">Lic. Angel Omar Mendez Reyes</text:p>
          </table:table-cell>
        </table:table-row>
        <table:table-row table:style-name="Tabla4.1">
          <table:table-cell table:style-name="Tabla4.A2" office:value-type="string">
            <text:p text:style-name="P68">UC SME</text:p>
          </table:table-cell>
          <table:table-cell table:style-name="Tabla4.B2" office:value-type="string">
            <text:p text:style-name="P127">Usuario experto en la materia</text:p>
          </table:table-cell>
          <table:table-cell table:style-name="Tabla4.B2" office:value-type="string">
            <text:p text:style-name="P126">Victor Manuel Cortés Guzman</text:p>
          </table:table-cell>
        </table:table-row>
        <table:table-row table:style-name="Tabla4.1">
          <table:table-cell table:style-name="Tabla4.A2" office:value-type="string">
            <text:p text:style-name="P68">IT SME</text:p>
          </table:table-cell>
          <table:table-cell table:style-name="Tabla4.B2" office:value-type="string">
            <text:p text:style-name="P127">Personal informático experto en la materia</text:p>
          </table:table-cell>
          <table:table-cell table:style-name="Tabla4.B2" office:value-type="string">
            <text:p text:style-name="P126">Lic. Angel Omar Mendez Reyes</text:p>
          </table:table-cell>
        </table:table-row>
        <table:table-row table:style-name="Tabla4.1">
          <table:table-cell table:style-name="Tabla4.A2" office:value-type="string">
            <text:p text:style-name="P68">IPS</text:p>
          </table:table-cell>
          <table:table-cell table:style-name="Tabla4.B2" office:value-type="string">
            <text:p text:style-name="P127">Directivo de la organización ejecutora, responsable de la autorización del proyecto</text:p>
          </table:table-cell>
          <table:table-cell table:style-name="Tabla4.B2" office:value-type="string">
            <text:p text:style-name="P69">M<text:span text:style-name="T18">tra. Yara Jiménez Viloria</text:span></text:p>
          </table:table-cell>
        </table:table-row>
        <table:table-row table:style-name="Tabla4.1">
          <table:table-cell table:style-name="Tabla4.A2" office:value-type="string">
            <text:p text:style-name="P68">PM</text:p>
          </table:table-cell>
          <table:table-cell table:style-name="Tabla4.B2" office:value-type="string">
            <text:p text:style-name="P69">Gerente del proyecto</text:p>
          </table:table-cell>
          <table:table-cell table:style-name="Tabla4.B2" office:value-type="string">
            <text:p text:style-name="P69">L<text:span text:style-name="T18">ic. Alejandro Arturo Blas Méndez</text:span></text:p>
          </table:table-cell>
        </table:table-row>
        <table:table-row table:style-name="Tabla4.1">
          <table:table-cell table:style-name="Tabla4.A2" office:value-type="string">
            <text:p text:style-name="P68">AR</text:p>
          </table:table-cell>
          <table:table-cell table:style-name="Tabla4.B2" office:value-type="string">
            <text:p text:style-name="P69">Arquitecto de la solución</text:p>
          </table:table-cell>
          <table:table-cell table:style-name="Tabla4.B2" office:value-type="string">
            <text:p text:style-name="P69">L. I. Hugo Luis Santiago Altamirano</text:p>
          </table:table-cell>
        </table:table-row>
        <table:table-row table:style-name="Tabla4.1">
          <table:table-cell table:style-name="Tabla4.A2" office:value-type="string">
            <text:p text:style-name="P68">PL</text:p>
          </table:table-cell>
          <table:table-cell table:style-name="Tabla4.B2" office:value-type="string">
            <text:p text:style-name="P69">Líder/superintendente del proyecto</text:p>
          </table:table-cell>
          <table:table-cell table:style-name="Tabla4.B2" office:value-type="string">
            <text:p text:style-name="P69">L. I. Hugo Luis Santiago Altamirano</text:p>
          </table:table-cell>
        </table:table-row>
        <table:table-row table:style-name="Tabla4.1">
          <table:table-cell table:style-name="Tabla4.A2" office:value-type="string">
            <text:p text:style-name="P68">DEV1</text:p>
          </table:table-cell>
          <table:table-cell table:style-name="Tabla4.B2" office:value-type="string">
            <text:p text:style-name="P69">Desarrollador principal</text:p>
          </table:table-cell>
          <table:table-cell table:style-name="Tabla4.B2" office:value-type="string">
            <text:p text:style-name="P69">L. I. Hugo Luis Santiago Altamirano</text:p>
          </table:table-cell>
        </table:table-row>
        <table:table-row table:style-name="Tabla4.1">
          <table:table-cell table:style-name="Tabla4.A2" office:value-type="string">
            <text:p text:style-name="P68">CM</text:p>
          </table:table-cell>
          <table:table-cell table:style-name="Tabla4.B2" office:value-type="string">
            <text:p text:style-name="P69">Manejo de versiones y configuraciones</text:p>
          </table:table-cell>
          <table:table-cell table:style-name="Tabla4.B2" office:value-type="string">
            <text:p text:style-name="P69">L. I. Hugo Luis Santiago Altamirano</text:p>
          </table:table-cell>
        </table:table-row>
        <table:table-row table:style-name="Tabla4.1">
          <table:table-cell table:style-name="Tabla4.A2" office:value-type="string">
            <text:p text:style-name="P68">QA</text:p>
          </table:table-cell>
          <table:table-cell table:style-name="Tabla4.B2" office:value-type="string">
            <text:p text:style-name="P69">Aseguramiento de la calidad</text:p>
          </table:table-cell>
          <table:table-cell table:style-name="Tabla4.B2" office:value-type="string">
            <text:p text:style-name="P69">L. I. Fernando M. Ramirez Gallardo</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02cm" fo:margin-right="1cm" fo:margin-top="0.212cm" fo:margin-bottom="0.106cm" loext:contextual-spacing="false" fo:text-align="justify" style:justify-single-word="false" fo:text-indent="1.02cm" style:auto-text-indent="false" style:page-number="auto" fo:background-color="transparent" style:shadow="none">
        <style:tab-stops/>
        <style:background-image/>
      </style:paragraph-properties>
      <style:text-properties style:font-name="arial" fo:font-family="arial" style:font-style-name="Regular" style:font-family-generic="swis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font-size-asian="10.5pt"/>
    </style:style>
    <style:style style:name="Tabletext" style:family="paragraph" style:parent-style-name="Standard">
      <style:paragraph-properties fo:margin-top="0cm" fo:margin-bottom="0.212cm" loext:contextual-spacing="false" fo:keep-together="alway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cm" fo:margin-bottom="0cm" loext:contextual-spacing="false" fo:text-indent="0cm" style:auto-text-indent="false"/>
      <style:text-properties fo:font-size="10pt" style:font-size-asian="10pt"/>
    </style:style>
    <style:style style:name="ÉnfasisIntenso" style:family="paragraph" style:parent-style-name="Standard" style:next-style-name="Standard">
      <style:paragraph-properties fo:margin-left="1.27cm" fo:margin-right="0cm" fo:margin-top="0cm" fo:margin-bottom="0.212cm" loext:contextual-spacing="false" fo:text-indent="0cm" style:auto-text-indent="false"/>
      <style:text-properties fo:color="#0000ff" fo:font-style="italic" style:font-style-asian="italic"/>
    </style:style>
    <style:style style:name="InfoBlue" style:family="paragraph" style:parent-style-name="Standard" style:next-style-name="Text_20_body">
      <style:paragraph-properties fo:margin-top="0cm" fo:margin-bottom="0.212cm" loext:contextual-spacing="false">
        <style:tab-stops>
          <style:tab-stop style:position="0.953cm"/>
          <style:tab-stop style:position="2.223cm"/>
        </style:tab-stops>
      </style:paragraph-properties>
      <style:text-properties fo:language="es" fo:country="ES"/>
    </style:style>
    <style:style style:name="Table_20_Contents" style:display-name="Table Contents" style:family="paragraph" style:parent-style-name="Standard" style:class="extra">
      <style:paragraph-properties fo:margin-left="0cm" fo:margin-right="0cm" fo:margin-top="0cm" fo:margin-bottom="0cm" loext:contextual-spacing="false" fo:text-indent="0cm" style:auto-text-indent="false" text:number-lines="false" text:line-number="0"/>
      <style:text-properties style:font-size-asian="10.5pt"/>
    </style:style>
    <style:style style:name="Heading_20_3" style:display-name="Heading 3" style:family="paragraph" style:parent-style-name="Header" style:next-style-name="Text_20_body" style:default-outline-level="3" style:class="text">
      <style:paragraph-properties fo:margin-left="0cm" fo:margin-right="0cm" fo:margin-top="0cm" fo:margin-bottom="0cm" loext:contextual-spacing="false" fo:text-indent="0cm" style:auto-text-indent="false"/>
      <style:text-properties fo:font-size="10pt" fo:font-weight="bold" style:font-size-asian="14pt" style:font-weight-asian="bold" style:font-size-complex="14pt" style:font-weight-complex="bold"/>
    </style:style>
    <style:style style:name="Normal_20_sangrado" style:display-name="Normal sangrado" style:family="paragraph" style:parent-style-name="Text_20_body">
      <style:text-properties fo:language="es" fo:country="MX"/>
    </style:style>
    <style:style style:name="Normal_20_bulleted" style:display-name="Normal bulleted" style:family="paragraph" style:parent-style-name="Standard" style:list-style-name="WW8Num20">
      <style:paragraph-properties fo:margin-top="0cm" fo:margin-bottom="0.212cm" loext:contextual-spacing="false" fo:line-height="100%" fo:orphans="2" fo:widows="2" style:text-autospace="ideograph-alpha" style:punctuation-wrap="hanging" style:vertical-align="auto"/>
      <style:text-properties fo:font-size="12pt" fo:language="es" fo:country="MX" style:font-size-asian="12pt"/>
    </style:style>
    <style:style style:name="Table_20_normal" style:display-name="Table normal" style:family="paragraph" style:parent-style-name="Standard">
      <style:paragraph-properties fo:margin-left="0cm" fo:margin-right="0cm" fo:margin-top="0.106cm" fo:margin-bottom="0.212cm" loext:contextual-spacing="false" fo:line-height="100%" fo:orphans="2" fo:widows="2" fo:text-indent="0.152cm" style:auto-text-indent="false" style:text-autospace="ideograph-alpha" style:punctuation-wrap="hanging" style:vertical-align="auto"/>
      <style:text-properties fo:font-size="12pt" fo:language="es" fo:country="MX" style:font-size-asian="12pt"/>
    </style:style>
    <style:style style:name="Table_20_header" style:display-name="Table header" style:family="paragraph" style:parent-style-name="Table_20_normal">
      <style:paragraph-properties fo:margin-top="0cm" fo:margin-bottom="0.212cm" loext:contextual-spacing="false"/>
      <style:text-properties fo:font-weight="bold"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17.674cm" fo:margin-left="-0.203cm" table:align="left" style:writing-mode="lr-tb"/>
    </style:style>
    <style:style style:name="Table4.A" style:family="table-column">
      <style:table-column-properties style:column-width="10.795cm"/>
    </style:style>
    <style:style style:name="Table4.B" style:family="table-column">
      <style:table-column-properties style:column-width="6.879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91cm" fo:padding-right="0.191cm" fo:padding-top="0cm" fo:padding-bottom="0cm" fo:border="0.75pt solid #000000" style:writing-mode="lr-tb"/>
    </style:style>
    <style:style style:name="MP1" style:family="paragraph" style:parent-style-name="Header">
      <style:paragraph-properties fo:margin-left="0cm" fo:margin-right="1cm" fo:text-indent="0cm" style:auto-text-indent="false"/>
    </style:style>
    <style:style style:name="MP2" style:family="paragraph" style:parent-style-name="Standard">
      <style:paragraph-properties fo:margin-left="0cm" fo:margin-right="1cm" fo:text-indent="0cm" style:auto-text-indent="false"/>
    </style:style>
    <style:style style:name="MP3" style:family="paragraph" style:parent-style-name="Footer">
      <style:paragraph-properties fo:margin-left="0cm" fo:margin-right="1cm" fo:text-indent="0cm" style:auto-text-indent="false"/>
    </style:style>
    <style:style style:name="MP4" style:family="paragraph" style:parent-style-name="Footer">
      <style:paragraph-properties fo:margin-left="0cm" fo:margin-right="0.159cm" fo:text-align="end" style:justify-single-word="false" fo:text-indent="0cm" style:auto-text-indent="false">
        <style:tab-stops>
          <style:tab-stop style:position="17.59cm" style:type="right"/>
        </style:tab-stops>
      </style:paragraph-properties>
    </style:style>
    <style:style style:name="MP5" style:family="paragraph" style:parent-style-name="Footer">
      <style:paragraph-properties fo:margin-left="0.026cm" fo:margin-right="0cm" fo:text-align="center" style:justify-single-word="false" fo:text-indent="0cm" style:auto-text-indent="false"/>
    </style:style>
    <style:style style:name="MP6" style:family="paragraph" style:parent-style-name="Footer">
      <style:paragraph-properties fo:text-align="end" style:justify-single-word="false"/>
    </style:style>
    <style:style style:name="MP7" style:family="paragraph" style:parent-style-name="Footer">
      <style:paragraph-properties fo:text-align="start" style:justify-single-word="false"/>
    </style:style>
    <style:style style:name="MP8" style:family="paragraph" style:parent-style-name="Footer">
      <style:paragraph-properties fo:text-align="center" style:justify-single-word="false"/>
    </style:style>
    <style:style style:name="MT1" style:family="text">
      <style:text-properties officeooo:rsid="0031c3e1"/>
    </style:style>
    <style:style style:name="MT2" style:family="text">
      <style:text-properties officeooo:rsid="00201344"/>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M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MSect3" style:family="section">
      <style:section-properties text:dont-balance-text-columns="false" style:editable="false">
        <style:columns fo:column-count="3">
          <style:column style:rel-width="1097*" fo:start-indent="0cm" fo:end-indent="0cm"/>
          <style:column style:rel-width="8004*" fo:start-indent="0cm" fo:end-indent="0.079cm"/>
          <style:column style:rel-width="871*" fo:start-indent="0.079cm" fo:end-indent="0cm"/>
        </style:columns>
      </style:section-properti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48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2.17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021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1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text:subject>Definición de la visión y los alcances del proyecto</text:subject><text:user-defined style:data-style-name="N0" text:name="nombreCasoUso"/></text:p>
            </table:table-cell>
            <table:table-cell table:style-name="Table3.B1" office:value-type="string">
              <text:p text:style-name="MP1">Versión: <text:span text:style-name="MT1">1.001</text:span></text:p>
            </table:table-cell>
          </table:table-row>
          <table:table-row table:style-name="Table3.1">
            <table:table-cell table:style-name="Table3.A1" office:value-type="string">
              <text:p text:style-name="MP1"><text:title>Visión y Alcances</text:title><text:user-defined style:data-style-name="N0" text:name="nombreEmpresa"/></text:p>
            </table:table-cell>
            <table:table-cell table:style-name="Table3.B1" office:value-type="string">
              <text:p text:style-name="MP1">Fecha: <text:s/><text:span text:style-name="MT2">15/03/</text:span>2013</text:p>
            </table:table-cell>
          </table:table-row>
        </table:table>
        <text:p text:style-name="MP2"/>
      </style:header>
      <style:footer>
        <text:section text:style-name="MSect1" text:name="Section2">
          <text:p text:style-name="MP3">IEBO</text:p>
          <text:p text:style-name="MP4">Página: <text:page-number text:select-page="current">11</text:page-number>/<text:page-count>15</text:page-count></text:p>
        </text:section>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istorico" style:page-layout-name="Mpm3">
      <style:header>
        <table:table table:name="Table4" table:style-name="Table4">
          <table:table-column table:style-name="Table4.A"/>
          <table:table-column table:style-name="Table4.B"/>
          <table:table-row table:style-name="Table4.1">
            <table:table-cell table:style-name="Table4.A1" office:value-type="string">
              <text:p text:style-name="Header"><text:subject>Definición de la visión y los alcances del proyecto</text:subject><text:user-defined style:data-style-name="N0" text:name="nombreCasoUso"/></text:p>
            </table:table-cell>
            <table:table-cell table:style-name="Table4.B1" office:value-type="string">
              <text:p text:style-name="Header">Versión: <text:span text:style-name="MT1">1.001</text:span></text:p>
            </table:table-cell>
          </table:table-row>
          <table:table-row table:style-name="Table4.1">
            <table:table-cell table:style-name="Table4.A1" office:value-type="string">
              <text:p text:style-name="Header"><text:title>Visión y Alcances</text:title><text:user-defined style:data-style-name="N0" text:name="nombreEmpresa"/></text:p>
            </table:table-cell>
            <table:table-cell table:style-name="Table4.B1" office:value-type="string">
              <text:p text:style-name="Header">Fecha: <text:s/>30/01/2013</text:p>
            </table:table-cell>
          </table:table-row>
        </table:table>
        <text:p text:style-name="MP2"/>
      </style:header>
      <style:footer>
        <text:section text:style-name="MSect2" text:name="Section1">
          <text:p text:style-name="Footer">Confidencial</text:p>
          <text:p text:style-name="MP5"><text:user-defined style:data-style-name="N0" text:name="Cliente">Instituto de Estudios de Bachillerato del Estado de Oaxaca</text:user-defined></text:p>
          <text:p text:style-name="MP6">Pag. <text:page-number text:select-page="current">3</text:page-number></text:p>
        </text:section>
      </style:footer>
    </style:master-page>
    <style:master-page style:name="Index" style:page-layout-name="Mpm4">
      <style:header>
        <text:p text:style-name="Header"><text:subject>Definición de la visión y los alcances del proyecto</text:subject><text:tab/><text:title>Visión y Alcances</text:title></text:p>
      </style:header>
      <style:footer>
        <text:section text:style-name="MSect3" text:name="Sección1">
          <text:p text:style-name="MP7">Confidencial</text:p>
          <text:p text:style-name="MP8"><text:user-defined style:data-style-name="N0" text:name="Compañia"/></text:p>
          <text:p text:style-name="MP6">Pag. <text:page-number text:select-page="current">0</text:page-number></text:p>
        </text:section>
      </style:footer>
    </style:master-page>
    <style:master-page style:name="Predeterminado2" style:page-layout-name="Mpm4">
      <style:header>
        <text:p text:style-name="Header"><text:subject>Definición de la visión y los alcances del proyecto</text:subject><text:tab/><text:title>Visión y Alcances</text:title></text:p>
      </style:header>
      <style:footer>
        <text:section text:style-name="MSect3" text:name="Sección2">
          <text:p text:style-name="MP7">Confidencial</text:p>
          <text:p text:style-name="MP8"><text:user-defined style:data-style-name="N0" text:name="Compañia"/></text:p>
          <text:p text:style-name="MP6">Pag. <text:page-number text:select-page="current">0</text:page-numbe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guntu </meta:initial-creator>
    <meta:creation-date>2013-01-25T13:34:48</meta:creation-date>
    <meta:editing-cycles>19</meta:editing-cycles>
    <meta:editing-duration>PT2H19M54S</meta:editing-duration>
    <dc:subject>Definición de la visión y los alcances del proyecto</dc:subject>
    <dc:title>Visión y Alcances</dc:title>
    <dc:date>2015-07-08T08:45:23.725323000</dc:date>
    <dc:creator>Hugo Luis Santiago Altamirano</dc:creator>
    <meta:generator>LibreOffice/4.3.7.2$MacOSX_X86_64 LibreOffice_project/8a35821d8636a03b8bf4e15b48f59794652c68ba</meta:generator>
    <meta:document-statistic meta:table-count="12" meta:image-count="0" meta:object-count="0" meta:page-count="15" meta:paragraph-count="298" meta:word-count="2257" meta:character-count="14712" meta:non-whitespace-character-count="12807"/>
    <meta:user-defined meta:name="Cliente">Instituto de Estudios de Bachillerato del Estado de Oaxaca</meta:user-defined>
    <meta:user-defined meta:name="ClienteAbr">IEBO</meta:user-defined>
    <meta:user-defined meta:name="Proyecto">Prueba en linea para el DGI</meta:user-defined>
    <meta:user-defined meta:name="ProyectoAbr">PL_DGI</meta:user-defined>
  </office:meta>
</office:document-meta>
</file>